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4.63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69cm"/>
    </style:style>
    <style:style style:name="co15" style:family="table-column">
      <style:table-column-properties fo:break-before="auto" style:column-width="0.199cm"/>
    </style:style>
    <style:style style:name="co16" style:family="table-column">
      <style:table-column-properties fo:break-before="auto" style:column-width="8.14cm"/>
    </style:style>
    <style:style style:name="co17" style:family="table-column">
      <style:table-column-properties fo:break-before="auto" style:column-width="0.7cm"/>
    </style:style>
    <style:style style:name="co18" style:family="table-column">
      <style:table-column-properties fo:break-before="auto" style:column-width="0.15cm"/>
    </style:style>
    <style:style style:name="co1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753cm"/>
    </style:style>
    <style:style style:name="co12" style:family="table-column">
      <style:table-column-properties fo:break-before="auto" style:column-width="0.76cm"/>
    </style:style>
    <style:style style:name="co13" style:family="table-column">
      <style:table-column-properties fo:break-before="auto" style:column-width="0.954cm"/>
    </style:style>
    <style:style style:name="co14" style:family="table-column">
      <style:table-column-properties fo:break-before="auto" style:column-width="0.732cm"/>
    </style:style>
    <style:style style:name="co20" style:family="table-column">
      <style:table-column-properties fo:break-before="auto" style:column-width="1.011cm"/>
    </style:style>
    <style:style style:name="co21" style:family="table-column">
      <style:table-column-properties fo:break-before="auto" style:column-width="0.815cm"/>
    </style:style>
    <style:style style:name="co22" style:family="table-column">
      <style:table-column-properties fo:break-before="auto" style:column-width="1.055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1.1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008080" style:text-align-source="fix" style:repeat-content="false" fo:border-left="none" fo:border-right="0.002cm solid #00cc00" fo:border-top="non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order-bottom="0.002cm solid #009999" style:text-align-source="fix" style:repeat-content="false" fo:border-left="none" fo:border-right="none" fo:border-top="none"/>
      <style:paragraph-properties fo:text-align="center" fo:margin-left="0cm"/>
      <style:text-properties fo:color="#008080"/>
    </style:style>
    <style:style style:name="ce3" style:family="table-cell" style:parent-style-name="Default">
      <style:table-cell-properties fo:border-bottom="0.002cm solid #009999" style:text-align-source="fix" style:repeat-content="false" fo:border-left="none" fo:border-right="none" fo:border-top="0.002cm solid #009999"/>
      <style:paragraph-properties fo:text-align="center" fo:margin-left="0cm"/>
      <style:text-properties fo:color="#008080"/>
    </style:style>
    <style:style style:name="ce4" style:family="table-cell" style:parent-style-name="Default">
      <style:table-cell-properties fo:border-bottom="none" fo:background-color="#008080" style:text-align-source="fix" style:repeat-content="false" fo:border-left="0.002cm solid #00cc00" fo:border-right="0.002cm solid #00cc00" fo:border-top="non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008080" style:text-align-source="fix" style:repeat-content="false" fo:border-left="0.002cm solid #00cc00" fo:border-right="none" fo:border-top="none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2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18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color="#0000ff"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="0.018cm solid #000000"/>
    </style:style>
    <style:style style:name="ce20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18cm solid #000000" style:rotation-angle="9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fo:border="0.018cm solid #000000" style:vertical-align="middle"/>
    </style:style>
    <style:style style:name="ce2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18cm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fo:border="0.018cm solid #000000"/>
    </style:style>
    <style:style style:name="ce29" style:family="table-cell" style:parent-style-name="Default">
      <style:table-cell-properties fo:border="0.018cm solid #000000"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order="0.018cm solid #000000"/>
    </style:style>
    <style:style style:name="ce31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color="#0000ff"/>
    </style:style>
    <style:style style:name="ce33" style:family="table-cell" style:parent-style-name="Default" style:data-style-name="N37">
      <style:table-cell-properties style:text-align-source="fix" style:repeat-content="false" fo:border="0.018cm solid #000000" style:rotation-angle="90" style:vertical-align="middle"/>
      <style:paragraph-properties fo:text-align="center" fo:margin-left="0cm"/>
      <style:text-properties fo:font-size="7pt" style:font-size-asian="7pt" style:font-size-complex="7pt"/>
    </style:style>
    <style:style style:name="ce34" style:family="table-cell" style:parent-style-name="Default" style:data-style-name="N10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18cm solid #000000" style:rotation-angle="90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18cm solid #000000" style:rotation-angle="90" style:vertical-align="middle"/>
      <style:paragraph-properties fo:text-align="center" fo:margin-left="0cm"/>
      <style:text-properties fo:color="#80008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ff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="0.002cm solid #000000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2" style:family="table-cell" style:parent-style-name="Default">
      <style:table-cell-properties fo:border="0.002cm solid #000000" style:vertical-align="middle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ff"/>
    </style:style>
    <style:style style:name="ce49" style:family="table-cell" style:parent-style-name="Default" style:data-style-name="N37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7pt" style:font-size-asian="7pt" style:font-size-complex="7pt"/>
    </style:style>
    <style:style style:name="ce50" style:family="table-cell" style:parent-style-name="Default" style:data-style-name="N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000099" fo:font-weight="bold" style:font-weight-asian="bold" style:font-weight-complex="bold"/>
    </style:style>
    <style:style style:name="ce52" style:family="table-cell" style:parent-style-name="Default" style:data-style-name="N1">
      <style:table-cell-properties fo:border="0.002cm solid #000000"/>
    </style:style>
    <style:style style:name="ce63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800080" fo:font-weight="bold" style:font-weight-asian="bold" style:font-weight-complex="bold"/>
    </style:style>
    <style:style style:name="ce65" style:family="table-cell" style:parent-style-name="Default" style:data-style-name="N10">
      <style:table-cell-properties style:text-align-source="fix" style:repeat-content="false" fo:border="0.002cm solid #000000"/>
      <style:paragraph-properties fo:text-align="center" fo:margin-left="0cm"/>
    </style:style>
    <style:style style:name="ce66" style:family="table-cell" style:parent-style-name="Default" style:data-style-name="N37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314004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990099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0000cc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006600" fo:font-weight="bold" style:font-weight-asian="bold" style:font-weight-complex="bold"/>
    </style:style>
  </office:automatic-styles>
  <office:body>
    <office:spreadsheet>
      <table:table table:name="NAMES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row table:style-name="ro1">
          <table:table-cell table:style-name="ce1" office:value-type="string">
            <text:p>No.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ex</text:p>
          </table:table-cell>
          <table:table-cell table:style-name="ce4" office:value-type="string">
            <text:p>Course &amp; Year</text:p>
          </table:table-cell>
          <table:table-cell table:style-name="ce7" office:value-type="string">
            <text:p>ID No.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DOMINGO, JOHN CARLO</text:p>
          </table:table-cell>
          <table:table-cell office:value-type="string">
            <text:p>M</text:p>
          </table:table-cell>
          <table:table-cell office:value-type="string">
            <text:p>BSIT</text:p>
          </table:table-cell>
          <table:table-cell office:value-type="string">
            <text:p>14-0828-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BS, STEVE</text:p>
          </table:table-cell>
          <table:table-cell office:value-type="string">
            <text:p>M</text:p>
          </table:table-cell>
          <table:table-cell office:value-type="string">
            <text:p>BSIT</text:p>
          </table:table-cell>
          <table:table-cell office:value-type="string">
            <text:p>14-0828-4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ZNIAK STEVE</text:p>
          </table:table-cell>
          <table:table-cell office:value-type="string">
            <text:p>M</text:p>
          </table:table-cell>
          <table:table-cell office:value-type="string">
            <text:p>BSCS</text:p>
          </table:table-cell>
          <table:table-cell office:value-type="string">
            <text:p>14-0828-4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ATES, BILL</text:p>
          </table:table-cell>
          <table:table-cell office:value-type="string">
            <text:p>M</text:p>
          </table:table-cell>
          <table:table-cell office:value-type="string">
            <text:p>BSCS</text:p>
          </table:table-cell>
          <table:table-cell office:value-type="string">
            <text:p>14-0828-4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LEN, PAUL</text:p>
          </table:table-cell>
          <table:table-cell office:value-type="string">
            <text:p>M</text:p>
          </table:table-cell>
          <table:table-cell office:value-type="string">
            <text:p>BSCS</text:p>
          </table:table-cell>
          <table:table-cell office:value-type="string">
            <text:p>14-0828-3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OTKE, DANIEL</text:p>
          </table:table-cell>
          <table:table-cell office:value-type="string">
            <text:p>M</text:p>
          </table:table-cell>
          <table:table-cell office:value-type="string">
            <text:p>BSIT</text:p>
          </table:table-cell>
          <table:table-cell office:value-type="string">
            <text:p>14-0828-3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UCKERBERG, MARK</text:p>
          </table:table-cell>
          <table:table-cell office:value-type="string">
            <text:p>M</text:p>
          </table:table-cell>
          <table:table-cell office:value-type="string">
            <text:p>BSIT</text:p>
          </table:table-cell>
          <table:table-cell office:value-type="string">
            <text:p>14-0828-3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LT, ROB</text:p>
          </table:table-cell>
          <table:table-cell office:value-type="string">
            <text:p>M</text:p>
          </table:table-cell>
          <table:table-cell office:value-type="string">
            <text:p>BSCS</text:p>
          </table:table-cell>
          <table:table-cell office:value-type="string">
            <text:p>14-0828-3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OK, TIM</text:p>
          </table:table-cell>
          <table:table-cell office:value-type="string">
            <text:p>M</text:p>
          </table:table-cell>
          <table:table-cell office:value-type="string">
            <text:p>BSIT</text:p>
          </table:table-cell>
          <table:table-cell office:value-type="string">
            <text:p>14-0828-3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URING, ALLAN</text:p>
          </table:table-cell>
          <table:table-cell office:value-type="string">
            <text:p>M</text:p>
          </table:table-cell>
          <table:table-cell office:value-type="string">
            <text:p>BSCS</text:p>
          </table:table-cell>
          <table:table-cell office:value-type="string">
            <text:p>14-0828-394</text:p>
          </table:table-cell>
        </table:table-row>
      </table:table>
      <table:table table:name="PRELIMS" table:style-name="ta1" table:print="false">
        <table:table-column table:style-name="co10" table:default-cell-style-name="ce21"/>
        <table:table-column table:style-name="co2" table:default-cell-style-name="ce19"/>
        <table:table-column table:style-name="co11" table:default-cell-style-name="ce21"/>
        <table:table-column table:style-name="co3" table:default-cell-style-name="ce21"/>
        <table:table-column table:style-name="co12" table:number-columns-repeated="3" table:default-cell-style-name="ce19"/>
        <table:table-column table:style-name="co13" table:default-cell-style-name="ce19"/>
        <table:table-column table:style-name="co13" table:default-cell-style-name="ce28"/>
        <table:table-column table:style-name="co12" table:default-cell-style-name="ce19"/>
        <table:table-column table:style-name="co14" table:number-columns-repeated="2" table:default-cell-style-name="ce19"/>
        <table:table-column table:style-name="co13" table:default-cell-style-name="ce19"/>
        <table:table-column table:style-name="co13" table:default-cell-style-name="ce30"/>
        <table:table-column table:style-name="co20" table:default-cell-style-name="ce19"/>
        <table:table-column table:style-name="co20" table:default-cell-style-name="ce30"/>
        <table:table-column table:style-name="co13" table:number-columns-repeated="2" table:default-cell-style-name="ce30"/>
        <table:table-row table:style-name="ro1">
          <table:table-cell table:style-name="ce18" office:value-type="string" table:number-columns-spanned="4" table:number-rows-spanned="2">
            <text:p>CITCS-1A ICS1</text:p>
          </table:table-cell>
          <table:covered-table-cell/>
          <table:covered-table-cell table:number-columns-repeated="2" table:style-name="ce19"/>
          <table:table-cell table:style-name="ce25" office:value-type="string" table:number-columns-spanned="14" table:number-rows-spanned="1">
            <text:p>PRELIM</text:p>
          </table:table-cell>
          <table:covered-table-cell table:number-columns-repeated="3"/>
          <table:covered-table-cell table:style-name="ce19"/>
          <table:covered-table-cell table:number-columns-repeated="4"/>
          <table:covered-table-cell table:style-name="ce19"/>
          <table:covered-table-cell/>
          <table:covered-table-cell table:number-columns-repeated="3" table:style-name="ce19"/>
        </table:table-row>
        <table:table-row table:style-name="ro1">
          <table:covered-table-cell table:style-name="ce19"/>
          <table:covered-table-cell/>
          <table:covered-table-cell table:number-columns-repeated="2" table:style-name="ce19"/>
          <table:table-cell table:style-name="ce21" office:value-type="string" table:number-columns-spanned="5" table:number-rows-spanned="1">
            <text:p>Class Standing</text:p>
          </table:table-cell>
          <table:covered-table-cell table:number-columns-repeated="3"/>
          <table:covered-table-cell table:style-name="ce19"/>
          <table:table-cell table:style-name="ce21" office:value-type="string" table:number-columns-spanned="5" table:number-rows-spanned="1">
            <text:p>Laboratory</text:p>
          </table:table-cell>
          <table:covered-table-cell table:number-columns-repeated="3"/>
          <table:covered-table-cell table:style-name="ce19"/>
          <table:table-cell table:style-name="ce31" office:value-type="string" table:number-columns-spanned="2" table:number-rows-spanned="2">
            <text:p>EXAM</text:p>
          </table:table-cell>
          <table:covered-table-cell table:style-name="ce19"/>
          <table:table-cell table:style-name="ce35" office:value-type="string" table:number-columns-spanned="1" table:number-rows-spanned="7">
            <text:p>SCORE</text:p>
          </table:table-cell>
          <table:table-cell table:style-name="ce36" office:value-type="string" table:number-columns-spanned="1" table:number-rows-spanned="7">
            <text:p>GRADE (%)</text:p>
          </table:table-cell>
        </table:table-row>
        <table:table-row table:style-name="ro1">
          <table:table-cell table:style-name="ce20" office:value-type="string" table:number-columns-spanned="4" table:number-rows-spanned="1">
            <text:p>Computing Fundamentals</text:p>
          </table:table-cell>
          <table:covered-table-cell/>
          <table:covered-table-cell table:number-columns-repeated="2" table:style-name="ce19"/>
          <table:table-cell table:style-name="ce22" office:value-type="string" table:number-columns-spanned="1" table:number-rows-spanned="2">
            <text:p>A</text:p>
          </table:table-cell>
          <table:table-cell table:style-name="ce22" office:value-type="string" table:number-columns-spanned="1" table:number-rows-spanned="2">
            <text:p>B</text:p>
          </table:table-cell>
          <table:table-cell table:style-name="ce22" office:value-type="string" table:number-columns-spanned="1" table:number-rows-spanned="2">
            <text:p>C</text:p>
          </table:table-cell>
          <table:table-cell table:style-name="ce26" office:value-type="string" table:number-columns-spanned="1" table:number-rows-spanned="3">
            <text:p>TOTAL</text:p>
          </table:table-cell>
          <table:table-cell table:style-name="ce26" office:value-type="string" table:number-columns-spanned="1" table:number-rows-spanned="6">
            <text:p>AVE SCORE</text:p>
          </table:table-cell>
          <table:table-cell table:style-name="ce22" office:value-type="string" table:number-columns-spanned="1" table:number-rows-spanned="2">
            <text:p>D</text:p>
          </table:table-cell>
          <table:table-cell table:style-name="ce22" office:value-type="string" table:number-columns-spanned="1" table:number-rows-spanned="2">
            <text:p>E</text:p>
          </table:table-cell>
          <table:table-cell table:style-name="ce22" office:value-type="string" table:number-columns-spanned="1" table:number-rows-spanned="2">
            <text:p>F</text:p>
          </table:table-cell>
          <table:table-cell table:style-name="ce26" office:value-type="string" table:number-columns-spanned="1" table:number-rows-spanned="3">
            <text:p>TOTAL</text:p>
          </table:table-cell>
          <table:table-cell table:style-name="ce26" office:value-type="string" table:number-columns-spanned="1" table:number-rows-spanned="6">
            <text:p>AVE SCORE</text:p>
          </table:table-cell>
          <table:covered-table-cell/>
          <table:covered-table-cell table:number-columns-repeated="3" table:style-name="ce19"/>
        </table:table-row>
        <table:table-row table:style-name="ro1">
          <table:table-cell office:value-type="string" table:number-columns-spanned="3" table:number-rows-spanned="1">
            <text:p>1:45-3:00 MWF</text:p>
          </table:table-cell>
          <table:covered-table-cell/>
          <table:covered-table-cell table:style-name="ce19"/>
          <table:table-cell office:value-type="string">
            <text:p>M307</text:p>
          </table:table-cell>
          <table:covered-table-cell table:number-columns-repeated="3" table:style-name="ce22"/>
          <table:covered-table-cell/>
          <table:covered-table-cell table:style-name="ce19"/>
          <table:covered-table-cell table:number-columns-repeated="3" table:style-name="ce29"/>
          <table:covered-table-cell/>
          <table:covered-table-cell table:style-name="ce19"/>
          <table:table-cell table:style-name="ce32" office:value-type="string">
            <text:p>ES</text:p>
          </table:table-cell>
          <table:table-cell table:style-name="ce32" office:value-type="string">
            <text:p>EP</text:p>
          </table:table-cell>
          <table:covered-table-cell table:number-columns-repeated="2" table:style-name="ce19"/>
        </table:table-row>
        <table:table-row table:style-name="ro1">
          <table:table-cell office:value-type="string" table:number-columns-spanned="4" table:number-rows-spanned="1">
            <text:p>2ND Trimester SY 2017-2018</text:p>
          </table:table-cell>
          <table:covered-table-cell/>
          <table:covered-table-cell table:number-columns-repeated="2" table:style-name="ce19"/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covered-table-cell/>
          <table:covered-table-cell table:style-name="ce19"/>
          <table:table-cell table:number-columns-repeated="3" office:value-type="float" office:value="100">
            <text:p>100</text:p>
          </table:table-cell>
          <table:covered-table-cell/>
          <table:covered-table-cell table:style-name="ce19"/>
          <table:table-cell/>
          <table:table-cell table:style-name="ce34" office:value-type="percentage" office:value="0.5" table:number-columns-spanned="1" table:number-rows-spanned="4">
            <text:p>50%</text:p>
          </table:table-cell>
          <table:covered-table-cell table:number-columns-repeated="2" table:style-name="ce19"/>
        </table:table-row>
        <table:table-row table:style-name="ro1">
          <table:table-cell office:value-type="string" table:number-columns-spanned="4" table:number-rows-spanned="1">
            <text:p>Inst/Prof:John Carlo Domingo</text:p>
          </table:table-cell>
          <table:covered-table-cell/>
          <table:covered-table-cell table:number-columns-repeated="2" table:style-name="ce19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27" table:formula="of:=SUM([.E5:.G5])" office:value-type="float" office:value="100" table:number-columns-spanned="1" table:number-rows-spanned="3">
            <text:p>100</text:p>
          </table:table-cell>
          <table:covered-table-cell table:style-name="ce19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27" table:formula="of:=SUM([.J5:.L5])" office:value-type="float" office:value="300" table:number-columns-spanned="1" table:number-rows-spanned="3">
            <text:p>300</text:p>
          </table:table-cell>
          <table:covered-table-cell table:style-name="ce19"/>
          <table:table-cell table:style-name="ce33" office:value-type="date" office:date-value="2017-02-06" table:number-columns-spanned="1" table:number-rows-spanned="3">
            <text:p>02/06/17</text:p>
          </table:table-cell>
          <table:covered-table-cell table:number-columns-repeated="3" table:style-name="ce19"/>
        </table:table-row>
        <table:table-row table:style-name="ro1">
          <table:table-cell table:style-name="ce22" office:value-type="string" table:number-columns-spanned="2" table:number-rows-spanned="2">
            <text:p>CLASS LIST</text:p>
          </table:table-cell>
          <table:covered-table-cell/>
          <table:table-cell table:style-name="ce23" office:value-type="string" table:number-columns-spanned="1" table:number-rows-spanned="2">
            <text:p>SEX</text:p>
          </table:table-cell>
          <table:table-cell table:style-name="ce22" office:value-type="string" table:number-columns-spanned="1" table:number-rows-spanned="2">
            <text:p>COURSE</text:p>
          </table:table-cell>
          <table:covered-table-cell table:number-columns-repeated="4"/>
          <table:covered-table-cell table:style-name="ce19"/>
          <table:covered-table-cell table:number-columns-repeated="4"/>
          <table:covered-table-cell table:style-name="ce19"/>
          <table:covered-table-cell/>
          <table:covered-table-cell table:number-columns-repeated="3" table:style-name="ce19"/>
        </table:table-row>
        <table:table-row table:style-name="ro1">
          <table:covered-table-cell table:style-name="ce19"/>
          <table:covered-table-cell/>
          <table:covered-table-cell table:number-columns-repeated="2" table:style-name="ce24"/>
          <table:covered-table-cell table:number-columns-repeated="4"/>
          <table:covered-table-cell table:style-name="ce19"/>
          <table:covered-table-cell table:number-columns-repeated="4"/>
          <table:covered-table-cell table:style-name="ce19"/>
          <table:covered-table-cell/>
          <table:covered-table-cell table:number-columns-repeated="3" table:style-name="ce19"/>
        </table:table-row>
        <table:table-row table:style-name="ro1">
          <table:table-cell office:value-type="float" office:value="1">
            <text:p>1</text:p>
          </table:table-cell>
          <table:table-cell table:formula="of:=[NAMES.B2]" office:value-type="string" office:string-value="DOMINGO, JOHN CARLO">
            <text:p>DOMINGO, JOHN CARLO</text:p>
          </table:table-cell>
          <table:table-cell table:formula="of:=[NAMES.C2]" office:value-type="string" office:string-value="M">
            <text:p>M</text:p>
          </table:table-cell>
          <table:table-cell table:formula="of:=[NAMES.D2]" office:value-type="string" office:string-value="BSIT">
            <text:p>BSIT</text:p>
          </table:table-cell>
          <table:table-cell table:number-columns-repeated="3" office:value-type="float" office:value="30">
            <text:p>30</text:p>
          </table:table-cell>
          <table:table-cell table:formula="of:=SUM([.E9:.G9])" office:value-type="float" office:value="90">
            <text:p>90</text:p>
          </table:table-cell>
          <table:table-cell table:formula="of:=(cs_total/100)*100" office:value-type="float" office:value="90">
            <text:p>90</text:p>
          </table:table-cell>
          <table:table-cell table:number-columns-repeated="3" office:value-type="float" office:value="95">
            <text:p>95</text:p>
          </table:table-cell>
          <table:table-cell table:formula="of:=SUM([.J9:.L9])" office:value-type="float" office:value="285">
            <text:p>285</text:p>
          </table:table-cell>
          <table:table-cell table:formula="of:=(lab_total/300)*100" office:value-type="float" office:value="95">
            <text:p>95</text:p>
          </table:table-cell>
          <table:table-cell office:value-type="float" office:value="90">
            <text:p>90</text:p>
          </table:table-cell>
          <table:table-cell table:formula="of:=(exam_score/100)*100" office:value-type="float" office:value="90">
            <text:p>90</text:p>
          </table:table-cell>
          <table:table-cell table:formula="of:=(cs_per*0.33)+(lab_per*0.33)+(exam_per*0.34)" office:value-type="float" office:value="91.65">
            <text:p>92</text:p>
          </table:table-cell>
          <table:table-cell table:formula="of:=(score/2)+50" office:value-type="float" office:value="95.825">
            <text:p>9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NAMES.B3]" office:value-type="string" office:string-value="JOBS, STEVE">
            <text:p>JOBS, STEVE</text:p>
          </table:table-cell>
          <table:table-cell table:formula="of:=[NAMES.C3]" office:value-type="string" office:string-value="M">
            <text:p>M</text:p>
          </table:table-cell>
          <table:table-cell table:formula="of:=[NAMES.D3]" office:value-type="string" office:string-value="BSIT">
            <text:p>BSIT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SUM([.E10:.G10])" office:value-type="float" office:value="73">
            <text:p>73</text:p>
          </table:table-cell>
          <table:table-cell table:formula="of:=(cs_total/100)*100" office:value-type="float" office:value="73">
            <text:p>73</text:p>
          </table:table-cell>
          <table:table-cell table:number-columns-repeated="3" office:value-type="float" office:value="85">
            <text:p>85</text:p>
          </table:table-cell>
          <table:table-cell table:formula="of:=SUM([.J10:.L10])" office:value-type="float" office:value="255">
            <text:p>255</text:p>
          </table:table-cell>
          <table:table-cell table:formula="of:=(lab_total/300)*100" office:value-type="float" office:value="85">
            <text:p>85</text:p>
          </table:table-cell>
          <table:table-cell office:value-type="float" office:value="85">
            <text:p>85</text:p>
          </table:table-cell>
          <table:table-cell table:formula="of:=(exam_score/100)*100" office:value-type="float" office:value="85">
            <text:p>85</text:p>
          </table:table-cell>
          <table:table-cell table:formula="of:=(cs_per*0.33)+(lab_per*0.33)+(exam_per*0.34)" office:value-type="float" office:value="81.04">
            <text:p>81</text:p>
          </table:table-cell>
          <table:table-cell table:formula="of:=(score/2)+50" office:value-type="float" office:value="90.52">
            <text:p>9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NAMES.B4]" office:value-type="string" office:string-value="WOZNIAK STEVE">
            <text:p>WOZNIAK STEVE</text:p>
          </table:table-cell>
          <table:table-cell table:formula="of:=[NAMES.C4]" office:value-type="string" office:string-value="M">
            <text:p>M</text:p>
          </table:table-cell>
          <table:table-cell table:formula="of:=[NAMES.D4]" office:value-type="string" office:string-value="BSCS">
            <text:p>BSCS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formula="of:=SUM([.E11:.G11])" office:value-type="float" office:value="81">
            <text:p>81</text:p>
          </table:table-cell>
          <table:table-cell table:formula="of:=(cs_total/100)*100" office:value-type="float" office:value="81">
            <text:p>81</text:p>
          </table:table-cell>
          <table:table-cell table:number-columns-repeated="3" office:value-type="float" office:value="90">
            <text:p>90</text:p>
          </table:table-cell>
          <table:table-cell table:formula="of:=SUM([.J11:.L11])" office:value-type="float" office:value="270">
            <text:p>270</text:p>
          </table:table-cell>
          <table:table-cell table:formula="of:=(lab_total/300)*100" office:value-type="float" office:value="90">
            <text:p>90</text:p>
          </table:table-cell>
          <table:table-cell office:value-type="float" office:value="80">
            <text:p>80</text:p>
          </table:table-cell>
          <table:table-cell table:formula="of:=(exam_score/100)*100" office:value-type="float" office:value="80">
            <text:p>80</text:p>
          </table:table-cell>
          <table:table-cell table:formula="of:=(cs_per*0.33)+(lab_per*0.33)+(exam_per*0.34)" office:value-type="float" office:value="83.63">
            <text:p>84</text:p>
          </table:table-cell>
          <table:table-cell table:formula="of:=(score/2)+50" office:value-type="float" office:value="91.815">
            <text:p>9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NAMES.B5]" office:value-type="string" office:string-value="GATES, BILL">
            <text:p>GATES, BILL</text:p>
          </table:table-cell>
          <table:table-cell table:formula="of:=[NAMES.C5]" office:value-type="string" office:string-value="M">
            <text:p>M</text:p>
          </table:table-cell>
          <table:table-cell table:formula="of:=[NAMES.D5]" office:value-type="string" office:string-value="BSCS">
            <text:p>BSCS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formula="of:=SUM([.E12:.G12])" office:value-type="float" office:value="82">
            <text:p>82</text:p>
          </table:table-cell>
          <table:table-cell table:formula="of:=(cs_total/100)*100"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formula="of:=SUM([.J12:.L12])" office:value-type="float" office:value="267">
            <text:p>267</text:p>
          </table:table-cell>
          <table:table-cell table:formula="of:=(lab_total/300)*100"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(exam_score/100)*100" office:value-type="float" office:value="83">
            <text:p>83</text:p>
          </table:table-cell>
          <table:table-cell table:formula="of:=(cs_per*0.33)+(lab_per*0.33)+(exam_per*0.34)" office:value-type="float" office:value="84.65">
            <text:p>85</text:p>
          </table:table-cell>
          <table:table-cell table:formula="of:=(score/2)+50" office:value-type="float" office:value="92.325">
            <text:p>9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NAMES.B6]" office:value-type="string" office:string-value="ALLEN, PAUL">
            <text:p>ALLEN, PAUL</text:p>
          </table:table-cell>
          <table:table-cell table:formula="of:=[NAMES.C6]" office:value-type="string" office:string-value="M">
            <text:p>M</text:p>
          </table:table-cell>
          <table:table-cell table:formula="of:=[NAMES.D6]" office:value-type="string" office:string-value="BSCS">
            <text:p>BSCS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SUM([.E13:.G13])" office:value-type="float" office:value="93">
            <text:p>93</text:p>
          </table:table-cell>
          <table:table-cell table:formula="of:=(cs_total/100)*100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table:formula="of:=SUM([.J13:.L13])" office:value-type="float" office:value="249">
            <text:p>249</text:p>
          </table:table-cell>
          <table:table-cell table:formula="of:=(lab_total/300)*100" office:value-type="float" office:value="83">
            <text:p>83</text:p>
          </table:table-cell>
          <table:table-cell office:value-type="float" office:value="72">
            <text:p>72</text:p>
          </table:table-cell>
          <table:table-cell table:formula="of:=(exam_score/100)*100" office:value-type="float" office:value="72">
            <text:p>72</text:p>
          </table:table-cell>
          <table:table-cell table:formula="of:=(cs_per*0.33)+(lab_per*0.33)+(exam_per*0.34)" office:value-type="float" office:value="82.56">
            <text:p>83</text:p>
          </table:table-cell>
          <table:table-cell table:formula="of:=(score/2)+50" office:value-type="float" office:value="91.28">
            <text:p>9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NAMES.B7]" office:value-type="string" office:string-value="KOTKE, DANIEL">
            <text:p>KOTKE, DANIEL</text:p>
          </table:table-cell>
          <table:table-cell table:formula="of:=[NAMES.C7]" office:value-type="string" office:string-value="M">
            <text:p>M</text:p>
          </table:table-cell>
          <table:table-cell table:formula="of:=[NAMES.D7]" office:value-type="string" office:string-value="BSIT">
            <text:p>BSIT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SUM([.E14:.G14])" office:value-type="float" office:value="81">
            <text:p>81</text:p>
          </table:table-cell>
          <table:table-cell table:formula="of:=(cs_total/100)*100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table:formula="of:=SUM([.J14:.L14])" office:value-type="float" office:value="236">
            <text:p>236</text:p>
          </table:table-cell>
          <table:table-cell table:formula="of:=(lab_total/300)*100" office:value-type="float" office:value="78.6666666666667">
            <text:p>79</text:p>
          </table:table-cell>
          <table:table-cell office:value-type="float" office:value="91">
            <text:p>91</text:p>
          </table:table-cell>
          <table:table-cell table:formula="of:=(exam_score/100)*100" office:value-type="float" office:value="91">
            <text:p>91</text:p>
          </table:table-cell>
          <table:table-cell table:formula="of:=(cs_per*0.33)+(lab_per*0.33)+(exam_per*0.34)" office:value-type="float" office:value="83.63">
            <text:p>84</text:p>
          </table:table-cell>
          <table:table-cell table:formula="of:=(score/2)+50" office:value-type="float" office:value="91.815">
            <text:p>9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NAMES.B8]" office:value-type="string" office:string-value="ZUCKERBERG, MARK">
            <text:p>ZUCKERBERG, MARK</text:p>
          </table:table-cell>
          <table:table-cell table:formula="of:=[NAMES.C8]" office:value-type="string" office:string-value="M">
            <text:p>M</text:p>
          </table:table-cell>
          <table:table-cell table:formula="of:=[NAMES.D8]" office:value-type="string" office:string-value="BSIT">
            <text:p>BSIT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SUM([.E15:.G15])" office:value-type="float" office:value="94">
            <text:p>94</text:p>
          </table:table-cell>
          <table:table-cell table:formula="of:=(cs_total/100)*100"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formula="of:=SUM([.J15:.L15])" office:value-type="float" office:value="256">
            <text:p>256</text:p>
          </table:table-cell>
          <table:table-cell table:formula="of:=(lab_total/300)*100" office:value-type="float" office:value="85.3333333333334">
            <text:p>85</text:p>
          </table:table-cell>
          <table:table-cell office:value-type="float" office:value="88">
            <text:p>88</text:p>
          </table:table-cell>
          <table:table-cell table:formula="of:=(exam_score/100)*100" office:value-type="float" office:value="88">
            <text:p>88</text:p>
          </table:table-cell>
          <table:table-cell table:formula="of:=(cs_per*0.33)+(lab_per*0.33)+(exam_per*0.34)" office:value-type="float" office:value="89.1">
            <text:p>89</text:p>
          </table:table-cell>
          <table:table-cell table:formula="of:=(score/2)+50" office:value-type="float" office:value="94.55">
            <text:p>9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NAMES.B9]" office:value-type="string" office:string-value="HOLT, ROB">
            <text:p>HOLT, ROB</text:p>
          </table:table-cell>
          <table:table-cell table:formula="of:=[NAMES.C9]" office:value-type="string" office:string-value="M">
            <text:p>M</text:p>
          </table:table-cell>
          <table:table-cell table:formula="of:=[NAMES.D9]" office:value-type="string" office:string-value="BSCS">
            <text:p>BSCS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table:formula="of:=SUM([.E16:.G16])" office:value-type="float" office:value="84">
            <text:p>84</text:p>
          </table:table-cell>
          <table:table-cell table:formula="of:=(cs_total/100)*100"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formula="of:=SUM([.J16:.L16])" office:value-type="float" office:value="244">
            <text:p>244</text:p>
          </table:table-cell>
          <table:table-cell table:formula="of:=(lab_total/300)*100" office:value-type="float" office:value="81.3333333333333">
            <text:p>81</text:p>
          </table:table-cell>
          <table:table-cell office:value-type="float" office:value="77">
            <text:p>77</text:p>
          </table:table-cell>
          <table:table-cell table:formula="of:=(exam_score/100)*100" office:value-type="float" office:value="77">
            <text:p>77</text:p>
          </table:table-cell>
          <table:table-cell table:formula="of:=(cs_per*0.33)+(lab_per*0.33)+(exam_per*0.34)" office:value-type="float" office:value="80.74">
            <text:p>81</text:p>
          </table:table-cell>
          <table:table-cell table:formula="of:=(score/2)+50" office:value-type="float" office:value="90.37">
            <text:p>9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NAMES.B10]" office:value-type="string" office:string-value="COOK, TIM">
            <text:p>COOK, TIM</text:p>
          </table:table-cell>
          <table:table-cell table:formula="of:=[NAMES.C10]" office:value-type="string" office:string-value="M">
            <text:p>M</text:p>
          </table:table-cell>
          <table:table-cell table:formula="of:=[NAMES.D10]" office:value-type="string" office:string-value="BSIT">
            <text:p>BSIT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SUM([.E17:.G17])" office:value-type="float" office:value="57">
            <text:p>57</text:p>
          </table:table-cell>
          <table:table-cell table:formula="of:=(cs_total/100)*100"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SUM([.J17:.L17])" office:value-type="float" office:value="75">
            <text:p>75</text:p>
          </table:table-cell>
          <table:table-cell table:formula="of:=(lab_total/300)*100"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(exam_score/100)*100" office:value-type="float" office:value="0">
            <text:p>0</text:p>
          </table:table-cell>
          <table:table-cell table:formula="of:=(cs_per*0.33)+(lab_per*0.33)+(exam_per*0.34)" office:value-type="float" office:value="27.06">
            <text:p>27</text:p>
          </table:table-cell>
          <table:table-cell table:formula="of:=(score/2)+50" office:value-type="float" office:value="63.53">
            <text:p>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NAMES.B11]" office:value-type="string" office:string-value="TURING, ALLAN">
            <text:p>TURING, ALLAN</text:p>
          </table:table-cell>
          <table:table-cell table:formula="of:=[NAMES.C11]" office:value-type="string" office:string-value="M">
            <text:p>M</text:p>
          </table:table-cell>
          <table:table-cell table:formula="of:=[NAMES.D11]" office:value-type="string" office:string-value="BSCS">
            <text:p>BSCS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SUM([.E18:.G18])" office:value-type="float" office:value="47">
            <text:p>47</text:p>
          </table:table-cell>
          <table:table-cell table:formula="of:=(cs_total/100)*100" office:value-type="float" office:value="47">
            <text:p>47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formula="of:=SUM([.J18:.L18])" office:value-type="float" office:value="86">
            <text:p>86</text:p>
          </table:table-cell>
          <table:table-cell table:formula="of:=(lab_total/300)*100" office:value-type="float" office:value="28.6666666666667">
            <text:p>29</text:p>
          </table:table-cell>
          <table:table-cell office:value-type="float" office:value="0">
            <text:p>0</text:p>
          </table:table-cell>
          <table:table-cell table:formula="of:=(exam_score/100)*100" office:value-type="float" office:value="0">
            <text:p>0</text:p>
          </table:table-cell>
          <table:table-cell table:formula="of:=(cs_per*0.33)+(lab_per*0.33)+(exam_per*0.34)" office:value-type="float" office:value="24.97">
            <text:p>25</text:p>
          </table:table-cell>
          <table:table-cell table:formula="of:=(score/2)+50" office:value-type="float" office:value="62.485">
            <text:p>62</text:p>
          </table:table-cell>
        </table:table-row>
        <table:named-expressions/>
      </table:table>
      <table:table table:name="MIDTERMS" table:style-name="ta1" table:print="false">
        <table:table-column table:style-name="co10" table:default-cell-style-name="ce6"/>
        <table:table-column table:style-name="co2" table:default-cell-style-name="ce38"/>
        <table:table-column table:style-name="co11" table:default-cell-style-name="ce6"/>
        <table:table-column table:style-name="co3" table:default-cell-style-name="ce6"/>
        <table:table-column table:style-name="co12" table:number-columns-repeated="3" table:default-cell-style-name="ce38"/>
        <table:table-column table:style-name="co13" table:default-cell-style-name="ce38"/>
        <table:table-column table:style-name="co13" table:default-cell-style-name="ce28"/>
        <table:table-column table:style-name="co12" table:default-cell-style-name="ce38"/>
        <table:table-column table:style-name="co14" table:number-columns-repeated="2" table:default-cell-style-name="ce38"/>
        <table:table-column table:style-name="co13" table:default-cell-style-name="ce38"/>
        <table:table-column table:style-name="co13" table:default-cell-style-name="ce30"/>
        <table:table-column table:style-name="co20" table:default-cell-style-name="ce38"/>
        <table:table-column table:style-name="co20" table:default-cell-style-name="ce30"/>
        <table:table-column table:style-name="co13" table:number-columns-repeated="3" table:default-cell-style-name="ce52"/>
        <table:table-row table:style-name="ro1">
          <table:table-cell table:style-name="ce37" office:value-type="string" table:number-columns-spanned="4" table:number-rows-spanned="2">
            <text:p>CITCS-1A ICS1</text:p>
          </table:table-cell>
          <table:covered-table-cell/>
          <table:covered-table-cell table:number-columns-repeated="2" table:style-name="ce38"/>
          <table:table-cell table:style-name="ce43" office:value-type="string" table:number-columns-spanned="15" table:number-rows-spanned="1">
            <text:p>MIDTERMS</text:p>
          </table:table-cell>
          <table:covered-table-cell table:number-columns-repeated="3"/>
          <table:covered-table-cell table:style-name="ce38"/>
          <table:covered-table-cell table:number-columns-repeated="4"/>
          <table:covered-table-cell table:style-name="ce38"/>
          <table:covered-table-cell/>
          <table:covered-table-cell table:number-columns-repeated="4" table:style-name="ce38"/>
        </table:table-row>
        <table:table-row table:style-name="ro1">
          <table:covered-table-cell table:style-name="ce38"/>
          <table:covered-table-cell/>
          <table:covered-table-cell table:number-columns-repeated="2" table:style-name="ce38"/>
          <table:table-cell table:style-name="ce6" office:value-type="string" table:number-columns-spanned="5" table:number-rows-spanned="1">
            <text:p>Class Standing</text:p>
          </table:table-cell>
          <table:covered-table-cell table:number-columns-repeated="3"/>
          <table:covered-table-cell table:style-name="ce38"/>
          <table:table-cell table:style-name="ce6" office:value-type="string" table:number-columns-spanned="5" table:number-rows-spanned="1">
            <text:p>Laboratory</text:p>
          </table:table-cell>
          <table:covered-table-cell table:number-columns-repeated="3"/>
          <table:covered-table-cell table:style-name="ce38"/>
          <table:table-cell table:style-name="ce47" office:value-type="string" table:number-columns-spanned="2" table:number-rows-spanned="2">
            <text:p>EXAM</text:p>
          </table:table-cell>
          <table:covered-table-cell table:style-name="ce38"/>
          <table:table-cell table:style-name="ce51" office:value-type="string" table:number-columns-spanned="1" table:number-rows-spanned="7">
            <text:p>RAW SCORE</text:p>
          </table:table-cell>
          <table:table-cell table:style-name="ce63" office:value-type="string" table:number-columns-spanned="1" table:number-rows-spanned="7">
            <text:p>SCORE</text:p>
          </table:table-cell>
          <table:table-cell table:style-name="ce64" office:value-type="string" table:number-columns-spanned="1" table:number-rows-spanned="7">
            <text:p>GRADE (%)</text:p>
          </table:table-cell>
        </table:table-row>
        <table:table-row table:style-name="ro1">
          <table:table-cell table:style-name="ce39" office:value-type="string" table:number-columns-spanned="4" table:number-rows-spanned="1">
            <text:p>Computing Fundamentals</text:p>
          </table:table-cell>
          <table:covered-table-cell/>
          <table:covered-table-cell table:number-columns-repeated="2" table:style-name="ce38"/>
          <table:table-cell table:style-name="ce40" office:value-type="string" table:number-columns-spanned="1" table:number-rows-spanned="2">
            <text:p>A</text:p>
          </table:table-cell>
          <table:table-cell table:style-name="ce40" office:value-type="string" table:number-columns-spanned="1" table:number-rows-spanned="2">
            <text:p>B</text:p>
          </table:table-cell>
          <table:table-cell table:style-name="ce40" office:value-type="string" table:number-columns-spanned="1" table:number-rows-spanned="2">
            <text:p>C</text:p>
          </table:table-cell>
          <table:table-cell table:style-name="ce44" office:value-type="string" table:number-columns-spanned="1" table:number-rows-spanned="3">
            <text:p>TOTAL</text:p>
          </table:table-cell>
          <table:table-cell table:style-name="ce44" office:value-type="string" table:number-columns-spanned="1" table:number-rows-spanned="6">
            <text:p>AVE SCORE</text:p>
          </table:table-cell>
          <table:table-cell table:style-name="ce40" office:value-type="string" table:number-columns-spanned="1" table:number-rows-spanned="2">
            <text:p>D</text:p>
          </table:table-cell>
          <table:table-cell table:style-name="ce40" office:value-type="string" table:number-columns-spanned="1" table:number-rows-spanned="2">
            <text:p>E</text:p>
          </table:table-cell>
          <table:table-cell table:style-name="ce40" office:value-type="string" table:number-columns-spanned="1" table:number-rows-spanned="2">
            <text:p>F</text:p>
          </table:table-cell>
          <table:table-cell table:style-name="ce44" office:value-type="string" table:number-columns-spanned="1" table:number-rows-spanned="3">
            <text:p>TOTAL</text:p>
          </table:table-cell>
          <table:table-cell table:style-name="ce44" office:value-type="string" table:number-columns-spanned="1" table:number-rows-spanned="6">
            <text:p>AVE SCORE</text:p>
          </table:table-cell>
          <table:covered-table-cell/>
          <table:covered-table-cell table:number-columns-repeated="4" table:style-name="ce38"/>
        </table:table-row>
        <table:table-row table:style-name="ro1">
          <table:table-cell office:value-type="string" table:number-columns-spanned="3" table:number-rows-spanned="1">
            <text:p>1:45-3:00 MWF</text:p>
          </table:table-cell>
          <table:covered-table-cell/>
          <table:covered-table-cell table:style-name="ce38"/>
          <table:table-cell office:value-type="string">
            <text:p>M307</text:p>
          </table:table-cell>
          <table:covered-table-cell table:number-columns-repeated="3" table:style-name="ce40"/>
          <table:covered-table-cell/>
          <table:covered-table-cell table:style-name="ce38"/>
          <table:covered-table-cell table:number-columns-repeated="3" table:style-name="ce46"/>
          <table:covered-table-cell/>
          <table:covered-table-cell table:style-name="ce38"/>
          <table:table-cell table:style-name="ce48" office:value-type="string">
            <text:p>ES</text:p>
          </table:table-cell>
          <table:table-cell table:style-name="ce48" office:value-type="string">
            <text:p>EP</text:p>
          </table:table-cell>
          <table:covered-table-cell table:number-columns-repeated="3" table:style-name="ce38"/>
        </table:table-row>
        <table:table-row table:style-name="ro1">
          <table:table-cell office:value-type="string" table:number-columns-spanned="4" table:number-rows-spanned="1">
            <text:p>2ND Trimester SY 2017-2018</text:p>
          </table:table-cell>
          <table:covered-table-cell/>
          <table:covered-table-cell table:number-columns-repeated="2" table:style-name="ce38"/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covered-table-cell/>
          <table:covered-table-cell table:style-name="ce38"/>
          <table:table-cell table:number-columns-repeated="3" office:value-type="float" office:value="100">
            <text:p>100</text:p>
          </table:table-cell>
          <table:covered-table-cell/>
          <table:covered-table-cell table:style-name="ce38"/>
          <table:table-cell/>
          <table:table-cell table:style-name="ce50" office:value-type="percentage" office:value="0.5" table:number-columns-spanned="1" table:number-rows-spanned="4">
            <text:p>50%</text:p>
          </table:table-cell>
          <table:covered-table-cell table:number-columns-repeated="3" table:style-name="ce38"/>
        </table:table-row>
        <table:table-row table:style-name="ro1">
          <table:table-cell office:value-type="string" table:number-columns-spanned="4" table:number-rows-spanned="1">
            <text:p>Inst/Prof:John Carlo Domingo</text:p>
          </table:table-cell>
          <table:covered-table-cell/>
          <table:covered-table-cell table:number-columns-repeated="2" table:style-name="ce38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5" table:formula="of:=SUM([.E5:.G5])" office:value-type="float" office:value="100" table:number-columns-spanned="1" table:number-rows-spanned="3">
            <text:p>100</text:p>
          </table:table-cell>
          <table:covered-table-cell table:style-name="ce38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5" table:formula="of:=SUM([.J5:.L5])" office:value-type="float" office:value="300" table:number-columns-spanned="1" table:number-rows-spanned="3">
            <text:p>300</text:p>
          </table:table-cell>
          <table:covered-table-cell table:style-name="ce38"/>
          <table:table-cell table:style-name="ce49" office:value-type="date" office:date-value="2017-02-06" table:number-columns-spanned="1" table:number-rows-spanned="3">
            <text:p>02/06/17</text:p>
          </table:table-cell>
          <table:covered-table-cell table:number-columns-repeated="4" table:style-name="ce38"/>
        </table:table-row>
        <table:table-row table:style-name="ro1">
          <table:table-cell table:style-name="ce40" office:value-type="string" table:number-columns-spanned="2" table:number-rows-spanned="2">
            <text:p>CLASS LIST</text:p>
          </table:table-cell>
          <table:covered-table-cell/>
          <table:table-cell table:style-name="ce41" office:value-type="string" table:number-columns-spanned="1" table:number-rows-spanned="2">
            <text:p>SEX</text:p>
          </table:table-cell>
          <table:table-cell table:style-name="ce40" office:value-type="string" table:number-columns-spanned="1" table:number-rows-spanned="2">
            <text:p>COURSE</text:p>
          </table:table-cell>
          <table:covered-table-cell table:number-columns-repeated="4"/>
          <table:covered-table-cell table:style-name="ce38"/>
          <table:covered-table-cell table:number-columns-repeated="4"/>
          <table:covered-table-cell table:style-name="ce38"/>
          <table:covered-table-cell/>
          <table:covered-table-cell table:number-columns-repeated="4" table:style-name="ce38"/>
        </table:table-row>
        <table:table-row table:style-name="ro1">
          <table:covered-table-cell table:style-name="ce38"/>
          <table:covered-table-cell/>
          <table:covered-table-cell table:number-columns-repeated="2" table:style-name="ce42"/>
          <table:covered-table-cell table:number-columns-repeated="4"/>
          <table:covered-table-cell table:style-name="ce38"/>
          <table:covered-table-cell table:number-columns-repeated="4"/>
          <table:covered-table-cell table:style-name="ce38"/>
          <table:covered-table-cell/>
          <table:covered-table-cell table:number-columns-repeated="4" table:style-name="ce38"/>
        </table:table-row>
        <table:table-row table:style-name="ro1">
          <table:table-cell office:value-type="float" office:value="1">
            <text:p>1</text:p>
          </table:table-cell>
          <table:table-cell table:formula="of:=[NAMES.B2]" office:value-type="string" office:string-value="DOMINGO, JOHN CARLO">
            <text:p>DOMINGO, JOHN CARLO</text:p>
          </table:table-cell>
          <table:table-cell table:formula="of:=[NAMES.C2]" office:value-type="string" office:string-value="M">
            <text:p>M</text:p>
          </table:table-cell>
          <table:table-cell table:formula="of:=[NAMES.D2]" office:value-type="string" office:string-value="BSIT">
            <text:p>BSIT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SUM([.E9:.G9])" office:value-type="float" office:value="83">
            <text:p>83</text:p>
          </table:table-cell>
          <table:table-cell table:formula="of:=([.H9]/100)*100"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formula="of:=SUM([.J9:.L9])" office:value-type="float" office:value="280">
            <text:p>280</text:p>
          </table:table-cell>
          <table:table-cell table:formula="of:=([.M9]/300)*100" office:value-type="float" office:value="93.3333333333333">
            <text:p>93</text:p>
          </table:table-cell>
          <table:table-cell office:value-type="float" office:value="75">
            <text:p>75</text:p>
          </table:table-cell>
          <table:table-cell table:formula="of:=([.O9]/100)*100" office:value-type="float" office:value="75">
            <text:p>75</text:p>
          </table:table-cell>
          <table:table-cell table:formula="of:=(cs_per_m*0.33)+(lab_per_m*0.33)+(exam_per_m*0.34)" office:value-type="float" office:value="83.69">
            <text:p>84</text:p>
          </table:table-cell>
          <table:table-cell table:formula="of:=(cs_per_m*0.33)+(lab_per_m*0.33)+(exam_per_m*0.34)" office:value-type="float" office:value="83.69">
            <text:p>84</text:p>
          </table:table-cell>
          <table:table-cell table:formula="of:=(score_m/2)+50" office:value-type="float" office:value="91.845">
            <text:p>9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NAMES.B3]" office:value-type="string" office:string-value="JOBS, STEVE">
            <text:p>JOBS, STEVE</text:p>
          </table:table-cell>
          <table:table-cell table:formula="of:=[NAMES.C3]" office:value-type="string" office:string-value="M">
            <text:p>M</text:p>
          </table:table-cell>
          <table:table-cell table:formula="of:=[NAMES.D3]" office:value-type="string" office:string-value="BSIT">
            <text:p>BSIT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formula="of:=SUM([.E10:.G10])" office:value-type="float" office:value="77">
            <text:p>77</text:p>
          </table:table-cell>
          <table:table-cell table:formula="of:=([.H10]/100)*100"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table:formula="of:=SUM([.J10:.L10])" office:value-type="float" office:value="257">
            <text:p>257</text:p>
          </table:table-cell>
          <table:table-cell table:formula="of:=([.M10]/300)*100" office:value-type="float" office:value="85.6666666666667">
            <text:p>86</text:p>
          </table:table-cell>
          <table:table-cell office:value-type="float" office:value="85">
            <text:p>85</text:p>
          </table:table-cell>
          <table:table-cell table:formula="of:=([.O10]/100)*100" office:value-type="float" office:value="85">
            <text:p>85</text:p>
          </table:table-cell>
          <table:table-cell table:formula="of:=(cs_per_m*0.33)+(lab_per_m*0.33)+(exam_per_m*0.34)" office:value-type="float" office:value="82.58">
            <text:p>83</text:p>
          </table:table-cell>
          <table:table-cell table:formula="of:=(cs_per_m*0.33)+(lab_per_m*0.33)+(exam_per_m*0.34)" office:value-type="float" office:value="82.58">
            <text:p>83</text:p>
          </table:table-cell>
          <table:table-cell table:formula="of:=(score_m/2)+50" office:value-type="float" office:value="91.29">
            <text:p>9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NAMES.B4]" office:value-type="string" office:string-value="WOZNIAK STEVE">
            <text:p>WOZNIAK STEVE</text:p>
          </table:table-cell>
          <table:table-cell table:formula="of:=[NAMES.C4]" office:value-type="string" office:string-value="M">
            <text:p>M</text:p>
          </table:table-cell>
          <table:table-cell table:formula="of:=[NAMES.D4]" office:value-type="string" office:string-value="BSCS">
            <text:p>BSCS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formula="of:=SUM([.E11:.G11])" office:value-type="float" office:value="94">
            <text:p>94</text:p>
          </table:table-cell>
          <table:table-cell table:formula="of:=([.H11]/100)*100"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table:formula="of:=SUM([.J11:.L11])" office:value-type="float" office:value="253">
            <text:p>253</text:p>
          </table:table-cell>
          <table:table-cell table:formula="of:=([.M11]/300)*100" office:value-type="float" office:value="84.3333333333333">
            <text:p>84</text:p>
          </table:table-cell>
          <table:table-cell office:value-type="float" office:value="65">
            <text:p>65</text:p>
          </table:table-cell>
          <table:table-cell table:formula="of:=([.O11]/100)*100" office:value-type="float" office:value="65">
            <text:p>65</text:p>
          </table:table-cell>
          <table:table-cell table:formula="of:=(cs_per_m*0.33)+(lab_per_m*0.33)+(exam_per_m*0.34)" office:value-type="float" office:value="80.95">
            <text:p>81</text:p>
          </table:table-cell>
          <table:table-cell table:formula="of:=(cs_per_m*0.33)+(lab_per_m*0.33)+(exam_per_m*0.34)" office:value-type="float" office:value="80.95">
            <text:p>81</text:p>
          </table:table-cell>
          <table:table-cell table:formula="of:=(score_m/2)+50" office:value-type="float" office:value="90.475">
            <text:p>9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NAMES.B5]" office:value-type="string" office:string-value="GATES, BILL">
            <text:p>GATES, BILL</text:p>
          </table:table-cell>
          <table:table-cell table:formula="of:=[NAMES.C5]" office:value-type="string" office:string-value="M">
            <text:p>M</text:p>
          </table:table-cell>
          <table:table-cell table:formula="of:=[NAMES.D5]" office:value-type="string" office:string-value="BSCS">
            <text:p>BSCS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SUM([.E12:.G12])" office:value-type="float" office:value="76">
            <text:p>76</text:p>
          </table:table-cell>
          <table:table-cell table:formula="of:=([.H12]/100)*100"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95">
            <text:p>95</text:p>
          </table:table-cell>
          <table:table-cell table:formula="of:=SUM([.J12:.L12])" office:value-type="float" office:value="245">
            <text:p>245</text:p>
          </table:table-cell>
          <table:table-cell table:formula="of:=([.M12]/300)*100" office:value-type="float" office:value="81.6666666666667">
            <text:p>82</text:p>
          </table:table-cell>
          <table:table-cell office:value-type="float" office:value="55">
            <text:p>55</text:p>
          </table:table-cell>
          <table:table-cell table:formula="of:=([.O12]/100)*100" office:value-type="float" office:value="55">
            <text:p>55</text:p>
          </table:table-cell>
          <table:table-cell table:formula="of:=(cs_per_m*0.33)+(lab_per_m*0.33)+(exam_per_m*0.34)" office:value-type="float" office:value="70.73">
            <text:p>71</text:p>
          </table:table-cell>
          <table:table-cell table:formula="of:=(cs_per_m*0.33)+(lab_per_m*0.33)+(exam_per_m*0.34)" office:value-type="float" office:value="70.73">
            <text:p>71</text:p>
          </table:table-cell>
          <table:table-cell table:formula="of:=(score_m/2)+50" office:value-type="float" office:value="85.365">
            <text:p>8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NAMES.B6]" office:value-type="string" office:string-value="ALLEN, PAUL">
            <text:p>ALLEN, PAUL</text:p>
          </table:table-cell>
          <table:table-cell table:formula="of:=[NAMES.C6]" office:value-type="string" office:string-value="M">
            <text:p>M</text:p>
          </table:table-cell>
          <table:table-cell table:formula="of:=[NAMES.D6]" office:value-type="string" office:string-value="BSCS">
            <text:p>BSCS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SUM([.E13:.G13])" office:value-type="float" office:value="52">
            <text:p>52</text:p>
          </table:table-cell>
          <table:table-cell table:formula="of:=([.H13]/100)*100"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formula="of:=SUM([.J13:.L13])" office:value-type="float" office:value="230">
            <text:p>230</text:p>
          </table:table-cell>
          <table:table-cell table:formula="of:=([.M13]/300)*100" office:value-type="float" office:value="76.6666666666667">
            <text:p>77</text:p>
          </table:table-cell>
          <table:table-cell office:value-type="float" office:value="35">
            <text:p>35</text:p>
          </table:table-cell>
          <table:table-cell table:formula="of:=([.O13]/100)*100" office:value-type="float" office:value="35">
            <text:p>35</text:p>
          </table:table-cell>
          <table:table-cell table:formula="of:=(cs_per_m*0.33)+(lab_per_m*0.33)+(exam_per_m*0.34)" office:value-type="float" office:value="54.36">
            <text:p>54</text:p>
          </table:table-cell>
          <table:table-cell table:formula="of:=(cs_per_m*0.33)+(lab_per_m*0.33)+(exam_per_m*0.34)" office:value-type="float" office:value="54.36">
            <text:p>54</text:p>
          </table:table-cell>
          <table:table-cell table:formula="of:=(score_m/2)+50" office:value-type="float" office:value="77.18">
            <text:p>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NAMES.B7]" office:value-type="string" office:string-value="KOTKE, DANIEL">
            <text:p>KOTKE, DANIEL</text:p>
          </table:table-cell>
          <table:table-cell table:formula="of:=[NAMES.C7]" office:value-type="string" office:string-value="M">
            <text:p>M</text:p>
          </table:table-cell>
          <table:table-cell table:formula="of:=[NAMES.D7]" office:value-type="string" office:string-value="BSIT">
            <text:p>BSIT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SUM([.E14:.G14])" office:value-type="float" office:value="75">
            <text:p>75</text:p>
          </table:table-cell>
          <table:table-cell table:formula="of:=([.H14]/100)*100" office:value-type="float" office:value="75">
            <text:p>75</text:p>
          </table:table-cell>
          <table:table-cell table:number-columns-repeated="2" office:value-type="float" office:value="90">
            <text:p>90</text:p>
          </table:table-cell>
          <table:table-cell office:value-type="float" office:value="75">
            <text:p>75</text:p>
          </table:table-cell>
          <table:table-cell table:formula="of:=SUM([.J14:.L14])" office:value-type="float" office:value="255">
            <text:p>255</text:p>
          </table:table-cell>
          <table:table-cell table:formula="of:=([.M14]/300)*100"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([.O14]/100)*100" office:value-type="float" office:value="80">
            <text:p>80</text:p>
          </table:table-cell>
          <table:table-cell table:formula="of:=(cs_per_m*0.33)+(lab_per_m*0.33)+(exam_per_m*0.34)" office:value-type="float" office:value="80">
            <text:p>80</text:p>
          </table:table-cell>
          <table:table-cell table:formula="of:=(cs_per_m*0.33)+(lab_per_m*0.33)+(exam_per_m*0.34)" office:value-type="float" office:value="80">
            <text:p>80</text:p>
          </table:table-cell>
          <table:table-cell table:formula="of:=(score_m/2)+50" office:value-type="float" office:value="90">
            <text:p>9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NAMES.B8]" office:value-type="string" office:string-value="ZUCKERBERG, MARK">
            <text:p>ZUCKERBERG, MARK</text:p>
          </table:table-cell>
          <table:table-cell table:formula="of:=[NAMES.C8]" office:value-type="string" office:string-value="M">
            <text:p>M</text:p>
          </table:table-cell>
          <table:table-cell table:formula="of:=[NAMES.D8]" office:value-type="string" office:string-value="BSIT">
            <text:p>BSIT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SUM([.E15:.G15])" office:value-type="float" office:value="64">
            <text:p>64</text:p>
          </table:table-cell>
          <table:table-cell table:formula="of:=([.H15]/100)*100"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table:formula="of:=SUM([.J15:.L15])" office:value-type="float" office:value="240">
            <text:p>240</text:p>
          </table:table-cell>
          <table:table-cell table:formula="of:=([.M15]/300)*100" office:value-type="float" office:value="80">
            <text:p>80</text:p>
          </table:table-cell>
          <table:table-cell office:value-type="float" office:value="25">
            <text:p>25</text:p>
          </table:table-cell>
          <table:table-cell table:formula="of:=([.O15]/100)*100" office:value-type="float" office:value="25">
            <text:p>25</text:p>
          </table:table-cell>
          <table:table-cell table:formula="of:=(cs_per_m*0.33)+(lab_per_m*0.33)+(exam_per_m*0.34)" office:value-type="float" office:value="56.02">
            <text:p>56</text:p>
          </table:table-cell>
          <table:table-cell table:formula="of:=(cs_per_m*0.33)+(lab_per_m*0.33)+(exam_per_m*0.34)" office:value-type="float" office:value="56.02">
            <text:p>56</text:p>
          </table:table-cell>
          <table:table-cell table:formula="of:=(score_m/2)+50" office:value-type="float" office:value="78.01">
            <text:p>7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NAMES.B9]" office:value-type="string" office:string-value="HOLT, ROB">
            <text:p>HOLT, ROB</text:p>
          </table:table-cell>
          <table:table-cell table:formula="of:=[NAMES.C9]" office:value-type="string" office:string-value="M">
            <text:p>M</text:p>
          </table:table-cell>
          <table:table-cell table:formula="of:=[NAMES.D9]" office:value-type="string" office:string-value="BSCS">
            <text:p>BSCS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SUM([.E16:.G16])" office:value-type="float" office:value="74">
            <text:p>74</text:p>
          </table:table-cell>
          <table:table-cell table:formula="of:=([.H16]/100)*100"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table:formula="of:=SUM([.J16:.L16])" office:value-type="float" office:value="270">
            <text:p>270</text:p>
          </table:table-cell>
          <table:table-cell table:formula="of:=([.M16]/300)*100" office:value-type="float" office:value="90">
            <text:p>90</text:p>
          </table:table-cell>
          <table:table-cell office:value-type="float" office:value="30">
            <text:p>30</text:p>
          </table:table-cell>
          <table:table-cell table:formula="of:=([.O16]/100)*100" office:value-type="float" office:value="30">
            <text:p>30</text:p>
          </table:table-cell>
          <table:table-cell table:formula="of:=(cs_per_m*0.33)+(lab_per_m*0.33)+(exam_per_m*0.34)" office:value-type="float" office:value="64.32">
            <text:p>64</text:p>
          </table:table-cell>
          <table:table-cell table:formula="of:=(cs_per_m*0.33)+(lab_per_m*0.33)+(exam_per_m*0.34)" office:value-type="float" office:value="64.32">
            <text:p>64</text:p>
          </table:table-cell>
          <table:table-cell table:formula="of:=(score_m/2)+50" office:value-type="float" office:value="82.16">
            <text:p>8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NAMES.B10]" office:value-type="string" office:string-value="COOK, TIM">
            <text:p>COOK, TIM</text:p>
          </table:table-cell>
          <table:table-cell table:formula="of:=[NAMES.C10]" office:value-type="string" office:string-value="M">
            <text:p>M</text:p>
          </table:table-cell>
          <table:table-cell table:formula="of:=[NAMES.D10]" office:value-type="string" office:string-value="BSIT">
            <text:p>BSIT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SUM([.E17:.G17])" office:value-type="float" office:value="44">
            <text:p>44</text:p>
          </table:table-cell>
          <table:table-cell table:formula="of:=([.H17]/100)*100"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SUM([.J17:.L17])" office:value-type="float" office:value="241">
            <text:p>241</text:p>
          </table:table-cell>
          <table:table-cell table:formula="of:=([.M17]/300)*100" office:value-type="float" office:value="80.3333333333333">
            <text:p>80</text:p>
          </table:table-cell>
          <table:table-cell office:value-type="float" office:value="10">
            <text:p>10</text:p>
          </table:table-cell>
          <table:table-cell table:formula="of:=([.O17]/100)*100" office:value-type="float" office:value="10">
            <text:p>10</text:p>
          </table:table-cell>
          <table:table-cell table:formula="of:=(cs_per_m*0.33)+(lab_per_m*0.33)+(exam_per_m*0.34)" office:value-type="float" office:value="44.43">
            <text:p>44</text:p>
          </table:table-cell>
          <table:table-cell table:formula="of:=(cs_per_m*0.33)+(lab_per_m*0.33)+(exam_per_m*0.34)" office:value-type="float" office:value="44.43">
            <text:p>44</text:p>
          </table:table-cell>
          <table:table-cell table:formula="of:=(score_m/2)+50" office:value-type="float" office:value="72.215">
            <text:p>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NAMES.B11]" office:value-type="string" office:string-value="TURING, ALLAN">
            <text:p>TURING, ALLAN</text:p>
          </table:table-cell>
          <table:table-cell table:formula="of:=[NAMES.C11]" office:value-type="string" office:string-value="M">
            <text:p>M</text:p>
          </table:table-cell>
          <table:table-cell table:formula="of:=[NAMES.D11]" office:value-type="string" office:string-value="BSCS">
            <text:p>BSCS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formula="of:=SUM([.E18:.G18])" office:value-type="float" office:value="64">
            <text:p>64</text:p>
          </table:table-cell>
          <table:table-cell table:formula="of:=([.H18]/100)*100"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SUM([.J18:.L18])" office:value-type="float" office:value="165">
            <text:p>165</text:p>
          </table:table-cell>
          <table:table-cell table:formula="of:=([.M18]/300)*100"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([.O18]/100)*100" office:value-type="float" office:value="0">
            <text:p>0</text:p>
          </table:table-cell>
          <table:table-cell table:formula="of:=(cs_per_m*0.33)+(lab_per_m*0.33)+(exam_per_m*0.34)" office:value-type="float" office:value="39.27">
            <text:p>39</text:p>
          </table:table-cell>
          <table:table-cell table:formula="of:=(cs_per_m*0.33)+(lab_per_m*0.33)+(exam_per_m*0.34)" office:value-type="float" office:value="39.27">
            <text:p>39</text:p>
          </table:table-cell>
          <table:table-cell table:formula="of:=(score_m/2)+50" office:value-type="float" office:value="69.635">
            <text:p>70</text:p>
          </table:table-cell>
        </table:table-row>
        <table:named-expressions/>
      </table:table>
      <table:table table:name="FINALS" table:style-name="ta1" table:print="false">
        <table:table-column table:style-name="co10" table:default-cell-style-name="ce6"/>
        <table:table-column table:style-name="co2" table:default-cell-style-name="ce38"/>
        <table:table-column table:style-name="co11" table:default-cell-style-name="ce6"/>
        <table:table-column table:style-name="co3" table:default-cell-style-name="ce6"/>
        <table:table-column table:style-name="co12" table:number-columns-repeated="3" table:default-cell-style-name="ce38"/>
        <table:table-column table:style-name="co13" table:default-cell-style-name="ce38"/>
        <table:table-column table:style-name="co13" table:default-cell-style-name="ce28"/>
        <table:table-column table:style-name="co12" table:default-cell-style-name="ce38"/>
        <table:table-column table:style-name="co14" table:number-columns-repeated="2" table:default-cell-style-name="ce38"/>
        <table:table-column table:style-name="co13" table:default-cell-style-name="ce38"/>
        <table:table-column table:style-name="co13" table:default-cell-style-name="ce30"/>
        <table:table-column table:style-name="co20" table:default-cell-style-name="ce38"/>
        <table:table-column table:style-name="co20" table:default-cell-style-name="ce30"/>
        <table:table-column table:style-name="co13" table:number-columns-repeated="3" table:default-cell-style-name="ce52"/>
        <table:table-row table:style-name="ro1">
          <table:table-cell table:style-name="ce37" office:value-type="string" table:number-columns-spanned="4" table:number-rows-spanned="2">
            <text:p>CITCS-1A ICS1</text:p>
          </table:table-cell>
          <table:covered-table-cell/>
          <table:covered-table-cell table:number-columns-repeated="2" table:style-name="ce38"/>
          <table:table-cell table:style-name="ce43" office:value-type="string" table:number-columns-spanned="15" table:number-rows-spanned="1">
            <text:p>FINALS</text:p>
          </table:table-cell>
          <table:covered-table-cell table:number-columns-repeated="3"/>
          <table:covered-table-cell table:style-name="ce38"/>
          <table:covered-table-cell table:number-columns-repeated="4"/>
          <table:covered-table-cell table:style-name="ce38"/>
          <table:covered-table-cell/>
          <table:covered-table-cell table:number-columns-repeated="4" table:style-name="ce38"/>
        </table:table-row>
        <table:table-row table:style-name="ro1">
          <table:covered-table-cell table:style-name="ce38"/>
          <table:covered-table-cell/>
          <table:covered-table-cell table:number-columns-repeated="2" table:style-name="ce38"/>
          <table:table-cell table:style-name="ce6" office:value-type="string" table:number-columns-spanned="5" table:number-rows-spanned="1">
            <text:p>Class Standing</text:p>
          </table:table-cell>
          <table:covered-table-cell table:number-columns-repeated="3"/>
          <table:covered-table-cell table:style-name="ce38"/>
          <table:table-cell table:style-name="ce6" office:value-type="string" table:number-columns-spanned="5" table:number-rows-spanned="1">
            <text:p>Laboratory</text:p>
          </table:table-cell>
          <table:covered-table-cell table:number-columns-repeated="3"/>
          <table:covered-table-cell table:style-name="ce38"/>
          <table:table-cell table:style-name="ce47" office:value-type="string" table:number-columns-spanned="2" table:number-rows-spanned="2">
            <text:p>EXAM</text:p>
          </table:table-cell>
          <table:covered-table-cell table:style-name="ce38"/>
          <table:table-cell table:style-name="ce51" office:value-type="string" table:number-columns-spanned="1" table:number-rows-spanned="7">
            <text:p>RAW SCORE</text:p>
          </table:table-cell>
          <table:table-cell table:style-name="ce63" office:value-type="string" table:number-columns-spanned="1" table:number-rows-spanned="7">
            <text:p>SCORE</text:p>
          </table:table-cell>
          <table:table-cell table:style-name="ce64" office:value-type="string" table:number-columns-spanned="1" table:number-rows-spanned="7">
            <text:p>GRADE (%)</text:p>
          </table:table-cell>
        </table:table-row>
        <table:table-row table:style-name="ro1">
          <table:table-cell table:style-name="ce39" office:value-type="string" table:number-columns-spanned="4" table:number-rows-spanned="1">
            <text:p>Computing Fundamentals</text:p>
          </table:table-cell>
          <table:covered-table-cell/>
          <table:covered-table-cell table:number-columns-repeated="2" table:style-name="ce38"/>
          <table:table-cell table:style-name="ce40" office:value-type="string" table:number-columns-spanned="1" table:number-rows-spanned="2">
            <text:p>A</text:p>
          </table:table-cell>
          <table:table-cell table:style-name="ce40" office:value-type="string" table:number-columns-spanned="1" table:number-rows-spanned="2">
            <text:p>B</text:p>
          </table:table-cell>
          <table:table-cell table:style-name="ce40" office:value-type="string" table:number-columns-spanned="1" table:number-rows-spanned="2">
            <text:p>C</text:p>
          </table:table-cell>
          <table:table-cell table:style-name="ce44" office:value-type="string" table:number-columns-spanned="1" table:number-rows-spanned="3">
            <text:p>TOTAL</text:p>
          </table:table-cell>
          <table:table-cell table:style-name="ce44" office:value-type="string" table:number-columns-spanned="1" table:number-rows-spanned="6">
            <text:p>AVE SCORE</text:p>
          </table:table-cell>
          <table:table-cell table:style-name="ce40" office:value-type="string" table:number-columns-spanned="1" table:number-rows-spanned="2">
            <text:p>D</text:p>
          </table:table-cell>
          <table:table-cell table:style-name="ce40" office:value-type="string" table:number-columns-spanned="1" table:number-rows-spanned="2">
            <text:p>E</text:p>
          </table:table-cell>
          <table:table-cell table:style-name="ce40" office:value-type="string" table:number-columns-spanned="1" table:number-rows-spanned="2">
            <text:p>F</text:p>
          </table:table-cell>
          <table:table-cell table:style-name="ce44" office:value-type="string" table:number-columns-spanned="1" table:number-rows-spanned="3">
            <text:p>TOTAL</text:p>
          </table:table-cell>
          <table:table-cell table:style-name="ce44" office:value-type="string" table:number-columns-spanned="1" table:number-rows-spanned="6">
            <text:p>AVE SCORE</text:p>
          </table:table-cell>
          <table:covered-table-cell/>
          <table:covered-table-cell table:number-columns-repeated="4" table:style-name="ce38"/>
        </table:table-row>
        <table:table-row table:style-name="ro1">
          <table:table-cell office:value-type="string" table:number-columns-spanned="3" table:number-rows-spanned="1">
            <text:p>1:45-3:00 MWF</text:p>
          </table:table-cell>
          <table:covered-table-cell/>
          <table:covered-table-cell table:style-name="ce38"/>
          <table:table-cell office:value-type="string">
            <text:p>M307</text:p>
          </table:table-cell>
          <table:covered-table-cell table:number-columns-repeated="3" table:style-name="ce40"/>
          <table:covered-table-cell/>
          <table:covered-table-cell table:style-name="ce38"/>
          <table:covered-table-cell table:number-columns-repeated="3" table:style-name="ce46"/>
          <table:covered-table-cell/>
          <table:covered-table-cell table:style-name="ce38"/>
          <table:table-cell table:style-name="ce48" office:value-type="string">
            <text:p>ES</text:p>
          </table:table-cell>
          <table:table-cell table:style-name="ce48" office:value-type="string">
            <text:p>EP</text:p>
          </table:table-cell>
          <table:covered-table-cell table:number-columns-repeated="3" table:style-name="ce38"/>
        </table:table-row>
        <table:table-row table:style-name="ro1">
          <table:table-cell office:value-type="string" table:number-columns-spanned="4" table:number-rows-spanned="1">
            <text:p>2ND Trimester SY 2017-2018</text:p>
          </table:table-cell>
          <table:covered-table-cell/>
          <table:covered-table-cell table:number-columns-repeated="2" table:style-name="ce38"/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covered-table-cell/>
          <table:covered-table-cell table:style-name="ce38"/>
          <table:table-cell table:number-columns-repeated="3" office:value-type="float" office:value="100">
            <text:p>100</text:p>
          </table:table-cell>
          <table:covered-table-cell/>
          <table:covered-table-cell table:style-name="ce38"/>
          <table:table-cell/>
          <table:table-cell table:style-name="ce50" office:value-type="percentage" office:value="0.5" table:number-columns-spanned="1" table:number-rows-spanned="4">
            <text:p>50%</text:p>
          </table:table-cell>
          <table:covered-table-cell table:number-columns-repeated="3" table:style-name="ce38"/>
        </table:table-row>
        <table:table-row table:style-name="ro1">
          <table:table-cell office:value-type="string" table:number-columns-spanned="4" table:number-rows-spanned="1">
            <text:p>Inst/Prof:John Carlo Domingo</text:p>
          </table:table-cell>
          <table:covered-table-cell/>
          <table:covered-table-cell table:number-columns-repeated="2" table:style-name="ce38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5" table:formula="of:=SUM([.E5:.G5])" office:value-type="float" office:value="100" table:number-columns-spanned="1" table:number-rows-spanned="3">
            <text:p>100</text:p>
          </table:table-cell>
          <table:covered-table-cell table:style-name="ce38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5" table:formula="of:=SUM([.J5:.L5])" office:value-type="float" office:value="300" table:number-columns-spanned="1" table:number-rows-spanned="3">
            <text:p>300</text:p>
          </table:table-cell>
          <table:covered-table-cell table:style-name="ce38"/>
          <table:table-cell table:style-name="ce49" office:value-type="date" office:date-value="2017-02-06" table:number-columns-spanned="1" table:number-rows-spanned="3">
            <text:p>02/06/17</text:p>
          </table:table-cell>
          <table:covered-table-cell table:number-columns-repeated="4" table:style-name="ce38"/>
        </table:table-row>
        <table:table-row table:style-name="ro1">
          <table:table-cell table:style-name="ce40" office:value-type="string" table:number-columns-spanned="2" table:number-rows-spanned="2">
            <text:p>CLASS LIST</text:p>
          </table:table-cell>
          <table:covered-table-cell/>
          <table:table-cell table:style-name="ce41" office:value-type="string" table:number-columns-spanned="1" table:number-rows-spanned="2">
            <text:p>SEX</text:p>
          </table:table-cell>
          <table:table-cell table:style-name="ce40" office:value-type="string" table:number-columns-spanned="1" table:number-rows-spanned="2">
            <text:p>COURSE</text:p>
          </table:table-cell>
          <table:covered-table-cell table:number-columns-repeated="4"/>
          <table:covered-table-cell table:style-name="ce38"/>
          <table:covered-table-cell table:number-columns-repeated="4"/>
          <table:covered-table-cell table:style-name="ce38"/>
          <table:covered-table-cell/>
          <table:covered-table-cell table:number-columns-repeated="4" table:style-name="ce38"/>
        </table:table-row>
        <table:table-row table:style-name="ro1">
          <table:covered-table-cell table:style-name="ce38"/>
          <table:covered-table-cell/>
          <table:covered-table-cell table:number-columns-repeated="2" table:style-name="ce42"/>
          <table:covered-table-cell table:number-columns-repeated="4"/>
          <table:covered-table-cell table:style-name="ce38"/>
          <table:covered-table-cell table:number-columns-repeated="4"/>
          <table:covered-table-cell table:style-name="ce38"/>
          <table:covered-table-cell/>
          <table:covered-table-cell table:number-columns-repeated="4" table:style-name="ce38"/>
        </table:table-row>
        <table:table-row table:style-name="ro1">
          <table:table-cell office:value-type="float" office:value="1">
            <text:p>1</text:p>
          </table:table-cell>
          <table:table-cell table:formula="of:=[NAMES.B2]" office:value-type="string" office:string-value="DOMINGO, JOHN CARLO">
            <text:p>DOMINGO, JOHN CARLO</text:p>
          </table:table-cell>
          <table:table-cell table:formula="of:=[NAMES.C2]" office:value-type="string" office:string-value="M">
            <text:p>M</text:p>
          </table:table-cell>
          <table:table-cell table:formula="of:=[NAMES.D2]" office:value-type="string" office:string-value="BSIT">
            <text:p>BSIT</text:p>
          </table:table-cell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table-cell table:formula="of:=SUM([.E9:.G9])" office:value-type="float" office:value="100">
            <text:p>100</text:p>
          </table:table-cell>
          <table:table-cell table:formula="of:=([.H9]/100)*100" office:value-type="float" office:value="100">
            <text:p>100</text:p>
          </table:table-cell>
          <table:table-cell table:number-columns-repeated="3" office:value-type="float" office:value="100">
            <text:p>100</text:p>
          </table:table-cell>
          <table:table-cell table:formula="of:=SUM([.J9:.L9])" office:value-type="float" office:value="300">
            <text:p>300</text:p>
          </table:table-cell>
          <table:table-cell table:formula="of:=([.M9]/300)*100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formula="of:=([.O9]/100)*100" office:value-type="float" office:value="90">
            <text:p>90</text:p>
          </table:table-cell>
          <table:table-cell table:formula="of:=(cs_per_f*0.33)+(lab_per_f*0.33)+(exam_per_f*0.34)" office:value-type="float" office:value="96.6">
            <text:p>97</text:p>
          </table:table-cell>
          <table:table-cell table:formula="of:=(cs_per_f*0.33)+(lab_per_f*0.33)+(exam_per_f*0.34)" office:value-type="float" office:value="96.6">
            <text:p>97</text:p>
          </table:table-cell>
          <table:table-cell table:formula="of:=(score_f/2)+50" office:value-type="float" office:value="98.3">
            <text:p>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NAMES.B3]" office:value-type="string" office:string-value="JOBS, STEVE">
            <text:p>JOBS, STEVE</text:p>
          </table:table-cell>
          <table:table-cell table:formula="of:=[NAMES.C3]" office:value-type="string" office:string-value="M">
            <text:p>M</text:p>
          </table:table-cell>
          <table:table-cell table:formula="of:=[NAMES.D3]" office:value-type="string" office:string-value="BSIT">
            <text:p>BSIT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SUM([.E10:.G10])" office:value-type="float" office:value="74">
            <text:p>74</text:p>
          </table:table-cell>
          <table:table-cell table:formula="of:=([.H10]/100)*100"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formula="of:=SUM([.J10:.L10])" office:value-type="float" office:value="250">
            <text:p>250</text:p>
          </table:table-cell>
          <table:table-cell table:formula="of:=([.M10]/300)*100" office:value-type="float" office:value="83.3333333333333">
            <text:p>83</text:p>
          </table:table-cell>
          <table:table-cell office:value-type="float" office:value="75">
            <text:p>75</text:p>
          </table:table-cell>
          <table:table-cell table:formula="of:=([.O10]/100)*100" office:value-type="float" office:value="75">
            <text:p>75</text:p>
          </table:table-cell>
          <table:table-cell table:formula="of:=(cs_per_f*0.33)+(lab_per_f*0.33)+(exam_per_f*0.34)" office:value-type="float" office:value="77.42">
            <text:p>77</text:p>
          </table:table-cell>
          <table:table-cell table:formula="of:=(cs_per_f*0.33)+(lab_per_f*0.33)+(exam_per_f*0.34)" office:value-type="float" office:value="77.42">
            <text:p>77</text:p>
          </table:table-cell>
          <table:table-cell table:formula="of:=(score_f/2)+50" office:value-type="float" office:value="88.71">
            <text:p>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NAMES.B4]" office:value-type="string" office:string-value="WOZNIAK STEVE">
            <text:p>WOZNIAK STEVE</text:p>
          </table:table-cell>
          <table:table-cell table:formula="of:=[NAMES.C4]" office:value-type="string" office:string-value="M">
            <text:p>M</text:p>
          </table:table-cell>
          <table:table-cell table:formula="of:=[NAMES.D4]" office:value-type="string" office:string-value="BSCS">
            <text:p>BSCS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formula="of:=SUM([.E11:.G11])" office:value-type="float" office:value="69">
            <text:p>69</text:p>
          </table:table-cell>
          <table:table-cell table:formula="of:=([.H11]/100)*100"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table:formula="of:=SUM([.J11:.L11])" office:value-type="float" office:value="229">
            <text:p>229</text:p>
          </table:table-cell>
          <table:table-cell table:formula="of:=([.M11]/300)*100" office:value-type="float" office:value="76.3333333333333">
            <text:p>76</text:p>
          </table:table-cell>
          <table:table-cell office:value-type="float" office:value="86">
            <text:p>86</text:p>
          </table:table-cell>
          <table:table-cell table:formula="of:=([.O11]/100)*100" office:value-type="float" office:value="86">
            <text:p>86</text:p>
          </table:table-cell>
          <table:table-cell table:formula="of:=(cs_per_f*0.33)+(lab_per_f*0.33)+(exam_per_f*0.34)" office:value-type="float" office:value="77.2">
            <text:p>77</text:p>
          </table:table-cell>
          <table:table-cell table:formula="of:=(cs_per_f*0.33)+(lab_per_f*0.33)+(exam_per_f*0.34)" office:value-type="float" office:value="77.2">
            <text:p>77</text:p>
          </table:table-cell>
          <table:table-cell table:formula="of:=(score_f/2)+50" office:value-type="float" office:value="88.6">
            <text:p>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NAMES.B5]" office:value-type="string" office:string-value="GATES, BILL">
            <text:p>GATES, BILL</text:p>
          </table:table-cell>
          <table:table-cell table:formula="of:=[NAMES.C5]" office:value-type="string" office:string-value="M">
            <text:p>M</text:p>
          </table:table-cell>
          <table:table-cell table:formula="of:=[NAMES.D5]" office:value-type="string" office:string-value="BSCS">
            <text:p>BSCS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SUM([.E12:.G12])" office:value-type="float" office:value="91">
            <text:p>91</text:p>
          </table:table-cell>
          <table:table-cell table:formula="of:=([.H12]/100)*100"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table:formula="of:=SUM([.J12:.L12])" office:value-type="float" office:value="232">
            <text:p>232</text:p>
          </table:table-cell>
          <table:table-cell table:formula="of:=([.M12]/300)*100" office:value-type="float" office:value="77.3333333333333">
            <text:p>77</text:p>
          </table:table-cell>
          <table:table-cell office:value-type="float" office:value="67">
            <text:p>67</text:p>
          </table:table-cell>
          <table:table-cell table:formula="of:=([.O12]/100)*100" office:value-type="float" office:value="67">
            <text:p>67</text:p>
          </table:table-cell>
          <table:table-cell table:formula="of:=(cs_per_f*0.33)+(lab_per_f*0.33)+(exam_per_f*0.34)" office:value-type="float" office:value="78.33">
            <text:p>78</text:p>
          </table:table-cell>
          <table:table-cell table:formula="of:=(cs_per_f*0.33)+(lab_per_f*0.33)+(exam_per_f*0.34)" office:value-type="float" office:value="78.33">
            <text:p>78</text:p>
          </table:table-cell>
          <table:table-cell table:formula="of:=(score_f/2)+50" office:value-type="float" office:value="89.165">
            <text:p>8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NAMES.B6]" office:value-type="string" office:string-value="ALLEN, PAUL">
            <text:p>ALLEN, PAUL</text:p>
          </table:table-cell>
          <table:table-cell table:formula="of:=[NAMES.C6]" office:value-type="string" office:string-value="M">
            <text:p>M</text:p>
          </table:table-cell>
          <table:table-cell table:formula="of:=[NAMES.D6]" office:value-type="string" office:string-value="BSCS">
            <text:p>BSCS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formula="of:=SUM([.E13:.G13])" office:value-type="float" office:value="91">
            <text:p>91</text:p>
          </table:table-cell>
          <table:table-cell table:formula="of:=([.H13]/100)*100"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table:formula="of:=SUM([.J13:.L13])" office:value-type="float" office:value="251">
            <text:p>251</text:p>
          </table:table-cell>
          <table:table-cell table:formula="of:=([.M13]/300)*100" office:value-type="float" office:value="83.6666666666667">
            <text:p>84</text:p>
          </table:table-cell>
          <table:table-cell office:value-type="float" office:value="45">
            <text:p>45</text:p>
          </table:table-cell>
          <table:table-cell table:formula="of:=([.O13]/100)*100" office:value-type="float" office:value="45">
            <text:p>45</text:p>
          </table:table-cell>
          <table:table-cell table:formula="of:=(cs_per_f*0.33)+(lab_per_f*0.33)+(exam_per_f*0.34)" office:value-type="float" office:value="72.94">
            <text:p>73</text:p>
          </table:table-cell>
          <table:table-cell table:formula="of:=(cs_per_f*0.33)+(lab_per_f*0.33)+(exam_per_f*0.34)" office:value-type="float" office:value="72.94">
            <text:p>73</text:p>
          </table:table-cell>
          <table:table-cell table:formula="of:=(score_f/2)+50" office:value-type="float" office:value="86.47">
            <text:p>8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NAMES.B7]" office:value-type="string" office:string-value="KOTKE, DANIEL">
            <text:p>KOTKE, DANIEL</text:p>
          </table:table-cell>
          <table:table-cell table:formula="of:=[NAMES.C7]" office:value-type="string" office:string-value="M">
            <text:p>M</text:p>
          </table:table-cell>
          <table:table-cell table:formula="of:=[NAMES.D7]" office:value-type="string" office:string-value="BSIT">
            <text:p>BSIT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SUM([.E14:.G14])" office:value-type="float" office:value="42">
            <text:p>42</text:p>
          </table:table-cell>
          <table:table-cell table:formula="of:=([.H14]/100)*100" office:value-type="float" office:value="42">
            <text:p>42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table:formula="of:=SUM([.J14:.L14])" office:value-type="float" office:value="257">
            <text:p>257</text:p>
          </table:table-cell>
          <table:table-cell table:formula="of:=([.M14]/300)*100" office:value-type="float" office:value="85.6666666666667">
            <text:p>86</text:p>
          </table:table-cell>
          <table:table-cell office:value-type="float" office:value="38">
            <text:p>38</text:p>
          </table:table-cell>
          <table:table-cell table:formula="of:=([.O14]/100)*100" office:value-type="float" office:value="38">
            <text:p>38</text:p>
          </table:table-cell>
          <table:table-cell table:formula="of:=(cs_per_f*0.33)+(lab_per_f*0.33)+(exam_per_f*0.34)" office:value-type="float" office:value="55.05">
            <text:p>55</text:p>
          </table:table-cell>
          <table:table-cell table:formula="of:=(cs_per_f*0.33)+(lab_per_f*0.33)+(exam_per_f*0.34)" office:value-type="float" office:value="55.05">
            <text:p>55</text:p>
          </table:table-cell>
          <table:table-cell table:formula="of:=(score_f/2)+50" office:value-type="float" office:value="77.525">
            <text:p>7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NAMES.B8]" office:value-type="string" office:string-value="ZUCKERBERG, MARK">
            <text:p>ZUCKERBERG, MARK</text:p>
          </table:table-cell>
          <table:table-cell table:formula="of:=[NAMES.C8]" office:value-type="string" office:string-value="M">
            <text:p>M</text:p>
          </table:table-cell>
          <table:table-cell table:formula="of:=[NAMES.D8]" office:value-type="string" office:string-value="BSIT">
            <text:p>BSIT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SUM([.E15:.G15])" office:value-type="float" office:value="83">
            <text:p>83</text:p>
          </table:table-cell>
          <table:table-cell table:formula="of:=([.H15]/100)*100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table:formula="of:=SUM([.J15:.L15])" office:value-type="float" office:value="254">
            <text:p>254</text:p>
          </table:table-cell>
          <table:table-cell table:formula="of:=([.M15]/300)*100" office:value-type="float" office:value="84.6666666666667">
            <text:p>85</text:p>
          </table:table-cell>
          <table:table-cell office:value-type="float" office:value="86">
            <text:p>86</text:p>
          </table:table-cell>
          <table:table-cell table:formula="of:=([.O15]/100)*100" office:value-type="float" office:value="86">
            <text:p>86</text:p>
          </table:table-cell>
          <table:table-cell table:formula="of:=(cs_per_f*0.33)+(lab_per_f*0.33)+(exam_per_f*0.34)" office:value-type="float" office:value="84.57">
            <text:p>85</text:p>
          </table:table-cell>
          <table:table-cell table:formula="of:=(cs_per_f*0.33)+(lab_per_f*0.33)+(exam_per_f*0.34)" office:value-type="float" office:value="84.57">
            <text:p>85</text:p>
          </table:table-cell>
          <table:table-cell table:formula="of:=(score_f/2)+50" office:value-type="float" office:value="92.285">
            <text:p>9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NAMES.B9]" office:value-type="string" office:string-value="HOLT, ROB">
            <text:p>HOLT, ROB</text:p>
          </table:table-cell>
          <table:table-cell table:formula="of:=[NAMES.C9]" office:value-type="string" office:string-value="M">
            <text:p>M</text:p>
          </table:table-cell>
          <table:table-cell table:formula="of:=[NAMES.D9]" office:value-type="string" office:string-value="BSCS">
            <text:p>BSCS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SUM([.E16:.G16])" office:value-type="float" office:value="81">
            <text:p>81</text:p>
          </table:table-cell>
          <table:table-cell table:formula="of:=([.H16]/100)*100"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table:formula="of:=SUM([.J16:.L16])" office:value-type="float" office:value="204">
            <text:p>204</text:p>
          </table:table-cell>
          <table:table-cell table:formula="of:=([.M16]/300)*100" office:value-type="float" office:value="68">
            <text:p>68</text:p>
          </table:table-cell>
          <table:table-cell office:value-type="float" office:value="23">
            <text:p>23</text:p>
          </table:table-cell>
          <table:table-cell table:formula="of:=([.O16]/100)*100" office:value-type="float" office:value="23">
            <text:p>23</text:p>
          </table:table-cell>
          <table:table-cell table:formula="of:=(cs_per_f*0.33)+(lab_per_f*0.33)+(exam_per_f*0.34)" office:value-type="float" office:value="56.99">
            <text:p>57</text:p>
          </table:table-cell>
          <table:table-cell table:formula="of:=(cs_per_f*0.33)+(lab_per_f*0.33)+(exam_per_f*0.34)" office:value-type="float" office:value="56.99">
            <text:p>57</text:p>
          </table:table-cell>
          <table:table-cell table:formula="of:=(score_f/2)+50" office:value-type="float" office:value="78.495">
            <text:p>7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NAMES.B10]" office:value-type="string" office:string-value="COOK, TIM">
            <text:p>COOK, TIM</text:p>
          </table:table-cell>
          <table:table-cell table:formula="of:=[NAMES.C10]" office:value-type="string" office:string-value="M">
            <text:p>M</text:p>
          </table:table-cell>
          <table:table-cell table:formula="of:=[NAMES.D10]" office:value-type="string" office:string-value="BSIT">
            <text:p>BSIT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SUM([.E17:.G17])" office:value-type="float" office:value="74">
            <text:p>74</text:p>
          </table:table-cell>
          <table:table-cell table:formula="of:=([.H17]/100)*100" office:value-type="float" office:value="74">
            <text:p>74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SUM([.J17:.L17])" office:value-type="float" office:value="100">
            <text:p>100</text:p>
          </table:table-cell>
          <table:table-cell table:formula="of:=([.M17]/300)*100" office:value-type="float" office:value="33.3333333333333">
            <text:p>33</text:p>
          </table:table-cell>
          <table:table-cell office:value-type="float" office:value="78">
            <text:p>78</text:p>
          </table:table-cell>
          <table:table-cell table:formula="of:=([.O17]/100)*100" office:value-type="float" office:value="78">
            <text:p>78</text:p>
          </table:table-cell>
          <table:table-cell table:formula="of:=(cs_per_f*0.33)+(lab_per_f*0.33)+(exam_per_f*0.34)" office:value-type="float" office:value="61.94">
            <text:p>62</text:p>
          </table:table-cell>
          <table:table-cell table:formula="of:=(cs_per_f*0.33)+(lab_per_f*0.33)+(exam_per_f*0.34)" office:value-type="float" office:value="61.94">
            <text:p>62</text:p>
          </table:table-cell>
          <table:table-cell table:formula="of:=(score_f/2)+50" office:value-type="float" office:value="80.97">
            <text:p>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NAMES.B11]" office:value-type="string" office:string-value="TURING, ALLAN">
            <text:p>TURING, ALLAN</text:p>
          </table:table-cell>
          <table:table-cell table:formula="of:=[NAMES.C11]" office:value-type="string" office:string-value="M">
            <text:p>M</text:p>
          </table:table-cell>
          <table:table-cell table:formula="of:=[NAMES.D11]" office:value-type="string" office:string-value="BSCS">
            <text:p>BSCS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SUM([.E18:.G18])" office:value-type="float" office:value="56">
            <text:p>56</text:p>
          </table:table-cell>
          <table:table-cell table:formula="of:=([.H18]/100)*100"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table:formula="of:=SUM([.J18:.L18])" office:value-type="float" office:value="0">
            <text:p>0</text:p>
          </table:table-cell>
          <table:table-cell table:formula="of:=([.M18]/300)*100" office:value-type="float" office:value="0">
            <text:p>0</text:p>
          </table:table-cell>
          <table:table-cell office:value-type="float" office:value="79">
            <text:p>79</text:p>
          </table:table-cell>
          <table:table-cell table:formula="of:=([.O18]/100)*100" office:value-type="float" office:value="79">
            <text:p>79</text:p>
          </table:table-cell>
          <table:table-cell table:formula="of:=(cs_per_f*0.33)+(lab_per_f*0.33)+(exam_per_f*0.34)" office:value-type="float" office:value="45.34">
            <text:p>45</text:p>
          </table:table-cell>
          <table:table-cell table:formula="of:=(cs_per_f*0.33)+(lab_per_f*0.33)+(exam_per_f*0.34)" office:value-type="float" office:value="45.34">
            <text:p>45</text:p>
          </table:table-cell>
          <table:table-cell table:formula="of:=(score_f/2)+50" office:value-type="float" office:value="72.67">
            <text:p>73</text:p>
          </table:table-cell>
        </table:table-row>
        <table:named-expressions/>
      </table:table>
      <table:table table:name="CRS" table:style-name="ta1" table:print="false">
        <table:table-column table:style-name="co10" table:default-cell-style-name="ce6"/>
        <table:table-column table:style-name="co2" table:default-cell-style-name="ce38"/>
        <table:table-column table:style-name="co21" table:default-cell-style-name="ce6"/>
        <table:table-column table:style-name="co3" table:default-cell-style-name="ce6"/>
        <table:table-column table:style-name="co22" table:number-columns-repeated="3" table:default-cell-style-name="ce38"/>
        <table:table-column table:style-name="co22" table:number-columns-repeated="2" table:default-cell-style-name="ce52"/>
        <table:table-column table:style-name="co23" table:default-cell-style-name="ce38"/>
        <table:table-column table:style-name="co24" table:default-cell-style-name="ce52"/>
        <table:table-column table:style-name="co23" table:default-cell-style-name="ce38"/>
        <table:table-column table:style-name="co22" table:number-columns-repeated="3" table:default-cell-style-name="ce52"/>
        <table:table-column table:style-name="co23" table:default-cell-style-name="ce38"/>
        <table:table-column table:style-name="co24" table:default-cell-style-name="ce38"/>
        <table:table-column table:style-name="co23" table:default-cell-style-name="ce38"/>
        <table:table-column table:style-name="co22" table:number-columns-repeated="4" table:default-cell-style-name="ce52"/>
        <table:table-column table:style-name="co3" table:default-cell-style-name="ce38"/>
        <table:table-row table:style-name="ro1">
          <table:table-cell table:style-name="ce37" office:value-type="string" table:number-columns-spanned="4" table:number-rows-spanned="2">
            <text:p>CITCS-1A ICS1</text:p>
          </table:table-cell>
          <table:covered-table-cell/>
          <table:covered-table-cell table:number-columns-repeated="2" table:style-name="ce38"/>
          <table:table-cell table:style-name="ce43" office:value-type="string" table:number-columns-spanned="5" table:number-rows-spanned="1">
            <text:p>PRELIM</text:p>
          </table:table-cell>
          <table:covered-table-cell table:number-columns-repeated="2"/>
          <table:covered-table-cell table:number-columns-repeated="2" table:style-name="ce38"/>
          <table:table-cell table:style-name="ce43" office:value-type="string" table:number-columns-spanned="6" table:number-rows-spanned="1">
            <text:p>MIDTERM</text:p>
          </table:table-cell>
          <table:covered-table-cell table:style-name="ce38"/>
          <table:covered-table-cell/>
          <table:covered-table-cell table:number-columns-repeated="3" table:style-name="ce38"/>
          <table:table-cell table:style-name="ce43" office:value-type="string" table:number-columns-spanned="7" table:number-rows-spanned="1">
            <text:p>FINALS</text:p>
          </table:table-cell>
          <table:covered-table-cell table:number-columns-repeated="2"/>
          <table:covered-table-cell table:number-columns-repeated="4" table:style-name="ce38"/>
          <table:table-cell table:style-name="ce40" office:value-type="string" table:number-columns-spanned="1" table:number-rows-spanned="8">
            <text:p>REMARKS</text:p>
          </table:table-cell>
        </table:table-row>
        <table:table-row table:style-name="ro1">
          <table:covered-table-cell table:style-name="ce38"/>
          <table:covered-table-cell/>
          <table:covered-table-cell table:number-columns-repeated="2" table:style-name="ce38"/>
          <table:table-cell table:style-name="ce44" office:value-type="string" table:number-columns-spanned="1" table:number-rows-spanned="6">
            <text:p>Class Standing</text:p>
          </table:table-cell>
          <table:table-cell table:style-name="ce44" office:value-type="string" table:number-columns-spanned="1" table:number-rows-spanned="6">
            <text:p>Laboratory</text:p>
          </table:table-cell>
          <table:table-cell table:style-name="ce44" office:value-type="string" table:number-columns-spanned="1" table:number-rows-spanned="3">
            <text:p>EXAM</text:p>
          </table:table-cell>
          <table:table-cell table:style-name="ce67" office:value-type="string" table:number-columns-spanned="1" table:number-rows-spanned="7">
            <text:p>SCORE</text:p>
          </table:table-cell>
          <table:table-cell table:style-name="ce68" office:value-type="string" table:number-columns-spanned="1" table:number-rows-spanned="7">
            <text:p>GRADE (%)</text:p>
          </table:table-cell>
          <table:table-cell table:style-name="ce44" office:value-type="string" table:number-columns-spanned="1" table:number-rows-spanned="6">
            <text:p>Class Standing</text:p>
          </table:table-cell>
          <table:table-cell table:style-name="ce44" office:value-type="string" table:number-columns-spanned="1" table:number-rows-spanned="6">
            <text:p>Laboratory</text:p>
          </table:table-cell>
          <table:table-cell table:style-name="ce44" office:value-type="string" table:number-columns-spanned="1" table:number-rows-spanned="3">
            <text:p>EXAM</text:p>
          </table:table-cell>
          <table:table-cell table:style-name="ce70" office:value-type="string" table:number-columns-spanned="1" table:number-rows-spanned="7">
            <text:p>RAW SCORE</text:p>
          </table:table-cell>
          <table:table-cell table:style-name="ce67" office:value-type="string" table:number-columns-spanned="1" table:number-rows-spanned="7">
            <text:p>SCORE</text:p>
          </table:table-cell>
          <table:table-cell table:style-name="ce68" office:value-type="string" table:number-columns-spanned="1" table:number-rows-spanned="7">
            <text:p>GRADE (%)</text:p>
          </table:table-cell>
          <table:table-cell table:style-name="ce44" office:value-type="string" table:number-columns-spanned="1" table:number-rows-spanned="6">
            <text:p>Class Standing</text:p>
          </table:table-cell>
          <table:table-cell table:style-name="ce44" office:value-type="string" table:number-columns-spanned="1" table:number-rows-spanned="6">
            <text:p>Laboratory</text:p>
          </table:table-cell>
          <table:table-cell table:style-name="ce44" office:value-type="string" table:number-columns-spanned="1" table:number-rows-spanned="3">
            <text:p>EXAM</text:p>
          </table:table-cell>
          <table:table-cell table:style-name="ce70" office:value-type="string" table:number-columns-spanned="1" table:number-rows-spanned="7">
            <text:p>RAW SCORE</text:p>
          </table:table-cell>
          <table:table-cell table:style-name="ce67" office:value-type="string" table:number-columns-spanned="1" table:number-rows-spanned="7">
            <text:p>SCORE</text:p>
          </table:table-cell>
          <table:table-cell table:style-name="ce68" office:value-type="string" table:number-columns-spanned="1" table:number-rows-spanned="7">
            <text:p>GRADE (%)</text:p>
          </table:table-cell>
          <table:table-cell table:style-name="ce71" office:value-type="string" table:number-columns-spanned="1" table:number-rows-spanned="7">
            <text:p>FINAL GRADE (%)</text:p>
          </table:table-cell>
          <table:covered-table-cell/>
        </table:table-row>
        <table:table-row table:style-name="ro1">
          <table:table-cell table:style-name="ce39" office:value-type="string" table:number-columns-spanned="4" table:number-rows-spanned="1">
            <text:p>Computing Fundamentals</text:p>
          </table:table-cell>
          <table:covered-table-cell/>
          <table:covered-table-cell table:number-columns-repeated="2" table:style-name="ce38"/>
          <table:covered-table-cell table:number-columns-repeated="3"/>
          <table:covered-table-cell table:number-columns-repeated="2" table:style-name="ce38"/>
          <table:covered-table-cell/>
          <table:covered-table-cell table:style-name="ce38"/>
          <table:covered-table-cell/>
          <table:covered-table-cell table:number-columns-repeated="3" table:style-name="ce38"/>
          <table:covered-table-cell table:number-columns-repeated="3"/>
          <table:covered-table-cell table:number-columns-repeated="4" table:style-name="ce38"/>
          <table:covered-table-cell/>
        </table:table-row>
        <table:table-row table:style-name="ro1">
          <table:table-cell office:value-type="string" table:number-columns-spanned="3" table:number-rows-spanned="1">
            <text:p>1:45-3:00 MWF</text:p>
          </table:table-cell>
          <table:covered-table-cell/>
          <table:covered-table-cell table:style-name="ce38"/>
          <table:table-cell office:value-type="string">
            <text:p>M307</text:p>
          </table:table-cell>
          <table:covered-table-cell table:number-columns-repeated="3"/>
          <table:covered-table-cell table:number-columns-repeated="2" table:style-name="ce38"/>
          <table:covered-table-cell/>
          <table:covered-table-cell table:style-name="ce38"/>
          <table:covered-table-cell/>
          <table:covered-table-cell table:number-columns-repeated="3" table:style-name="ce38"/>
          <table:covered-table-cell table:number-columns-repeated="3"/>
          <table:covered-table-cell table:number-columns-repeated="4" table:style-name="ce38"/>
          <table:covered-table-cell/>
        </table:table-row>
        <table:table-row table:style-name="ro1">
          <table:table-cell office:value-type="string" table:number-columns-spanned="4" table:number-rows-spanned="1">
            <text:p>2ND Trimester SY 2017-2018</text:p>
          </table:table-cell>
          <table:covered-table-cell/>
          <table:covered-table-cell table:number-columns-repeated="2" table:style-name="ce38"/>
          <table:covered-table-cell table:number-columns-repeated="2"/>
          <table:table-cell table:style-name="ce66" office:value-type="date" office:date-value="2017-02-06" table:number-columns-spanned="1" table:number-rows-spanned="3">
            <text:p>02/06/17</text:p>
          </table:table-cell>
          <table:covered-table-cell table:number-columns-repeated="2" table:style-name="ce38"/>
          <table:covered-table-cell/>
          <table:covered-table-cell table:style-name="ce38"/>
          <table:table-cell table:style-name="ce69" office:value-type="string" table:number-columns-spanned="1" table:number-rows-spanned="3">
            <text:p>0-Jan-00</text:p>
          </table:table-cell>
          <table:covered-table-cell table:number-columns-repeated="3" table:style-name="ce38"/>
          <table:covered-table-cell table:number-columns-repeated="2"/>
          <table:table-cell table:style-name="ce69" office:value-type="string" table:number-columns-spanned="1" table:number-rows-spanned="3">
            <text:p>0-Jan-00</text:p>
          </table:table-cell>
          <table:covered-table-cell table:number-columns-repeated="4" table:style-name="ce38"/>
          <table:covered-table-cell/>
        </table:table-row>
        <table:table-row table:style-name="ro1">
          <table:table-cell office:value-type="string" table:number-columns-spanned="4" table:number-rows-spanned="1">
            <text:p>Inst/Prof:John Carlo Domingo</text:p>
          </table:table-cell>
          <table:covered-table-cell/>
          <table:covered-table-cell table:number-columns-repeated="2" table:style-name="ce38"/>
          <table:covered-table-cell table:number-columns-repeated="3"/>
          <table:covered-table-cell table:number-columns-repeated="2" table:style-name="ce38"/>
          <table:covered-table-cell/>
          <table:covered-table-cell table:style-name="ce38"/>
          <table:covered-table-cell/>
          <table:covered-table-cell table:number-columns-repeated="3" table:style-name="ce38"/>
          <table:covered-table-cell table:number-columns-repeated="3"/>
          <table:covered-table-cell table:number-columns-repeated="4" table:style-name="ce38"/>
          <table:covered-table-cell/>
        </table:table-row>
        <table:table-row table:style-name="ro1">
          <table:table-cell table:style-name="ce40" office:value-type="string" table:number-columns-spanned="2" table:number-rows-spanned="2">
            <text:p>CLASS LIST</text:p>
          </table:table-cell>
          <table:covered-table-cell/>
          <table:table-cell table:style-name="ce41" office:value-type="string" table:number-columns-spanned="1" table:number-rows-spanned="2">
            <text:p>SEX</text:p>
          </table:table-cell>
          <table:table-cell table:style-name="ce40" office:value-type="string" table:number-columns-spanned="1" table:number-rows-spanned="2">
            <text:p>COURSE</text:p>
          </table:table-cell>
          <table:covered-table-cell table:number-columns-repeated="3"/>
          <table:covered-table-cell table:number-columns-repeated="2" table:style-name="ce38"/>
          <table:covered-table-cell/>
          <table:covered-table-cell table:style-name="ce38"/>
          <table:covered-table-cell/>
          <table:covered-table-cell table:number-columns-repeated="3" table:style-name="ce38"/>
          <table:covered-table-cell table:number-columns-repeated="3"/>
          <table:covered-table-cell table:number-columns-repeated="4" table:style-name="ce38"/>
          <table:covered-table-cell/>
        </table:table-row>
        <table:table-row table:style-name="ro1">
          <table:covered-table-cell table:style-name="ce38"/>
          <table:covered-table-cell/>
          <table:covered-table-cell table:number-columns-repeated="2" table:style-name="ce42"/>
          <table:table-cell table:style-name="ce65" office:value-type="percentage" office:value="0.5">
            <text:p>50%</text:p>
          </table:table-cell>
          <table:table-cell table:style-name="ce65" office:value-type="percentage" office:value="0">
            <text:p>0%</text:p>
          </table:table-cell>
          <table:table-cell table:style-name="ce65" office:value-type="percentage" office:value="0.5">
            <text:p>50%</text:p>
          </table:table-cell>
          <table:covered-table-cell table:number-columns-repeated="2" table:style-name="ce38"/>
          <table:table-cell table:style-name="ce65" office:value-type="percentage" office:value="0.5">
            <text:p>50%</text:p>
          </table:table-cell>
          <table:table-cell table:style-name="ce65" office:value-type="percentage" office:value="0">
            <text:p>0%</text:p>
          </table:table-cell>
          <table:table-cell table:style-name="ce65" office:value-type="percentage" office:value="0.5">
            <text:p>50%</text:p>
          </table:table-cell>
          <table:covered-table-cell table:number-columns-repeated="3" table:style-name="ce38"/>
          <table:table-cell table:style-name="ce65" office:value-type="percentage" office:value="0.5">
            <text:p>50%</text:p>
          </table:table-cell>
          <table:table-cell table:style-name="ce65" office:value-type="percentage" office:value="0">
            <text:p>0%</text:p>
          </table:table-cell>
          <table:table-cell table:style-name="ce65" office:value-type="percentage" office:value="0.5">
            <text:p>50%</text:p>
          </table:table-cell>
          <table:covered-table-cell table:number-columns-repeated="4" table:style-name="ce38"/>
          <table:covered-table-cell/>
        </table:table-row>
        <table:table-row table:style-name="ro1">
          <table:table-cell office:value-type="float" office:value="1">
            <text:p>1</text:p>
          </table:table-cell>
          <table:table-cell table:formula="of:=[NAMES.B2]" office:value-type="string" office:string-value="DOMINGO, JOHN CARLO">
            <text:p>DOMINGO, JOHN CARLO</text:p>
          </table:table-cell>
          <table:table-cell table:formula="of:=[NAMES.C2]" office:value-type="string" office:string-value="M">
            <text:p>M</text:p>
          </table:table-cell>
          <table:table-cell table:formula="of:=[NAMES.D2]" office:value-type="string" office:string-value="BSIT">
            <text:p>BSIT</text:p>
          </table:table-cell>
          <table:table-cell table:formula="of:=[PRELIMS.H9]" office:value-type="float" office:value="90">
            <text:p>90</text:p>
          </table:table-cell>
          <table:table-cell table:formula="of:=[PRELIMS.M9]" office:value-type="float" office:value="285">
            <text:p>285</text:p>
          </table:table-cell>
          <table:table-cell table:formula="of:=[PRELIMS.O9]" office:value-type="float" office:value="90">
            <text:p>90</text:p>
          </table:table-cell>
          <table:table-cell table:formula="of:=[PRELIMS.Q9]" office:value-type="float" office:value="91.65">
            <text:p>92</text:p>
          </table:table-cell>
          <table:table-cell table:formula="of:=[PRELIMS.R9]" office:value-type="float" office:value="95.825">
            <text:p>96</text:p>
          </table:table-cell>
          <table:table-cell table:formula="of:=[MIDTERMS.H9]" office:value-type="float" office:value="83">
            <text:p>83</text:p>
          </table:table-cell>
          <table:table-cell table:formula="of:=[MIDTERMS.N9]" office:value-type="float" office:value="93.3333333333333">
            <text:p>93</text:p>
          </table:table-cell>
          <table:table-cell table:formula="of:=[MIDTERMS.O9]" office:value-type="float" office:value="75">
            <text:p>75</text:p>
          </table:table-cell>
          <table:table-cell table:formula="of:=[MIDTERMS.Q9]" office:value-type="float" office:value="83.69">
            <text:p>84</text:p>
          </table:table-cell>
          <table:table-cell table:formula="of:=[MIDTERMS.R9]" office:value-type="float" office:value="83.69">
            <text:p>84</text:p>
          </table:table-cell>
          <table:table-cell table:formula="of:=[MIDTERMS.S9]" office:value-type="float" office:value="91.845">
            <text:p>92</text:p>
          </table:table-cell>
          <table:table-cell table:formula="of:=[FINALS.H9]" office:value-type="float" office:value="100">
            <text:p>100</text:p>
          </table:table-cell>
          <table:table-cell table:formula="of:=[FINALS.M9]" office:value-type="float" office:value="300">
            <text:p>300</text:p>
          </table:table-cell>
          <table:table-cell table:formula="of:=[FINALS.O9]" office:value-type="float" office:value="90">
            <text:p>90</text:p>
          </table:table-cell>
          <table:table-cell table:formula="of:=[FINALS.Q9]" office:value-type="float" office:value="96.6">
            <text:p>97</text:p>
          </table:table-cell>
          <table:table-cell table:formula="of:=[FINALS.R9]" office:value-type="float" office:value="96.6">
            <text:p>97</text:p>
          </table:table-cell>
          <table:table-cell table:formula="of:=[FINALS.S9]" office:value-type="float" office:value="98.3">
            <text:p>98</text:p>
          </table:table-cell>
          <table:table-cell table:formula="of:=(prelim_score*0.25)+(midterm_score*0.25)+(final_raw_score*0.5)" office:value-type="float" office:value="92.135">
            <text:p>92</text:p>
          </table:table-cell>
          <table:table-cell table:formula="of:=IF( [.V9]&lt;73;&quot;POOR&quot;; IF( AND(73&lt;=[.V9];[.V9]&lt;=77);&quot;POOR&quot;; IF( AND(77&lt;[.V9];[.V9]&lt;=79); &quot;FAIR&quot;; IF( AND(79&lt;[.V9];[.V9]&lt;=85); &quot;GOOD&quot;; IF( AND(85&lt;[.V9];[.V9]&lt;=89); &quot;SATISFACTORY&quot;; IF( AND(89&lt;[.V9];[.V9]&lt;=92); &quot;VERY SATISFACTROY&quot;; &quot;EXCELLENT&quot;))))))" office:value-type="string" office:string-value="EXCELLENT">
            <text:p>EXCELL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NAMES.B3]" office:value-type="string" office:string-value="JOBS, STEVE">
            <text:p>JOBS, STEVE</text:p>
          </table:table-cell>
          <table:table-cell table:formula="of:=[NAMES.C3]" office:value-type="string" office:string-value="M">
            <text:p>M</text:p>
          </table:table-cell>
          <table:table-cell table:formula="of:=[NAMES.D3]" office:value-type="string" office:string-value="BSIT">
            <text:p>BSIT</text:p>
          </table:table-cell>
          <table:table-cell table:formula="of:=[PRELIMS.H10]" office:value-type="float" office:value="73">
            <text:p>73</text:p>
          </table:table-cell>
          <table:table-cell table:formula="of:=[PRELIMS.M10]" office:value-type="float" office:value="255">
            <text:p>255</text:p>
          </table:table-cell>
          <table:table-cell table:formula="of:=[PRELIMS.O10]" office:value-type="float" office:value="85">
            <text:p>85</text:p>
          </table:table-cell>
          <table:table-cell table:formula="of:=[PRELIMS.Q10]" office:value-type="float" office:value="81.04">
            <text:p>81</text:p>
          </table:table-cell>
          <table:table-cell table:formula="of:=[PRELIMS.R10]" office:value-type="float" office:value="90.52">
            <text:p>91</text:p>
          </table:table-cell>
          <table:table-cell table:formula="of:=[MIDTERMS.H10]" office:value-type="float" office:value="77">
            <text:p>77</text:p>
          </table:table-cell>
          <table:table-cell table:formula="of:=[MIDTERMS.N10]" office:value-type="float" office:value="85.6666666666667">
            <text:p>86</text:p>
          </table:table-cell>
          <table:table-cell table:formula="of:=[MIDTERMS.O10]" office:value-type="float" office:value="85">
            <text:p>85</text:p>
          </table:table-cell>
          <table:table-cell table:formula="of:=[MIDTERMS.Q10]" office:value-type="float" office:value="82.58">
            <text:p>83</text:p>
          </table:table-cell>
          <table:table-cell table:formula="of:=[MIDTERMS.R10]" office:value-type="float" office:value="82.58">
            <text:p>83</text:p>
          </table:table-cell>
          <table:table-cell table:formula="of:=[MIDTERMS.S10]" office:value-type="float" office:value="91.29">
            <text:p>91</text:p>
          </table:table-cell>
          <table:table-cell table:formula="of:=[FINALS.H10]" office:value-type="float" office:value="74">
            <text:p>74</text:p>
          </table:table-cell>
          <table:table-cell table:formula="of:=[FINALS.M10]" office:value-type="float" office:value="250">
            <text:p>250</text:p>
          </table:table-cell>
          <table:table-cell table:formula="of:=[FINALS.O10]" office:value-type="float" office:value="75">
            <text:p>75</text:p>
          </table:table-cell>
          <table:table-cell table:formula="of:=[FINALS.Q10]" office:value-type="float" office:value="77.42">
            <text:p>77</text:p>
          </table:table-cell>
          <table:table-cell table:formula="of:=[FINALS.R10]" office:value-type="float" office:value="77.42">
            <text:p>77</text:p>
          </table:table-cell>
          <table:table-cell table:formula="of:=[FINALS.S10]" office:value-type="float" office:value="88.71">
            <text:p>89</text:p>
          </table:table-cell>
          <table:table-cell table:formula="of:=(prelim_score*0.25)+(midterm_score*0.25)+(final_raw_score*0.5)" office:value-type="float" office:value="79.615">
            <text:p>80</text:p>
          </table:table-cell>
          <table:table-cell table:formula="of:=IF( [.V10]&lt;73;&quot;POOR&quot;; IF( AND(73&lt;=[.V10];[.V10]&lt;=77);&quot;POOR&quot;; IF( AND(77&lt;[.V10];[.V10]&lt;=79); &quot;FAIR&quot;; IF( AND(79&lt;[.V10];[.V10]&lt;=85); &quot;GOOD&quot;; IF( AND(85&lt;[.V10];[.V10]&lt;=89); &quot;SATISFACTORY&quot;; IF( AND(89&lt;[.V10];[.V10]&lt;=92); &quot;VERY SATISFACTROY&quot;; &quot;EXCELLENT&quot;))))))" office:value-type="string" office:string-value="GOOD">
            <text:p>GOOD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NAMES.B4]" office:value-type="string" office:string-value="WOZNIAK STEVE">
            <text:p>WOZNIAK STEVE</text:p>
          </table:table-cell>
          <table:table-cell table:formula="of:=[NAMES.C4]" office:value-type="string" office:string-value="M">
            <text:p>M</text:p>
          </table:table-cell>
          <table:table-cell table:formula="of:=[NAMES.D4]" office:value-type="string" office:string-value="BSCS">
            <text:p>BSCS</text:p>
          </table:table-cell>
          <table:table-cell table:formula="of:=[PRELIMS.H11]" office:value-type="float" office:value="81">
            <text:p>81</text:p>
          </table:table-cell>
          <table:table-cell table:formula="of:=[PRELIMS.M11]" office:value-type="float" office:value="270">
            <text:p>270</text:p>
          </table:table-cell>
          <table:table-cell table:formula="of:=[PRELIMS.O11]" office:value-type="float" office:value="80">
            <text:p>80</text:p>
          </table:table-cell>
          <table:table-cell table:formula="of:=[PRELIMS.Q11]" office:value-type="float" office:value="83.63">
            <text:p>84</text:p>
          </table:table-cell>
          <table:table-cell table:formula="of:=[PRELIMS.R11]" office:value-type="float" office:value="91.815">
            <text:p>92</text:p>
          </table:table-cell>
          <table:table-cell table:formula="of:=[MIDTERMS.H11]" office:value-type="float" office:value="94">
            <text:p>94</text:p>
          </table:table-cell>
          <table:table-cell table:formula="of:=[MIDTERMS.N11]" office:value-type="float" office:value="84.3333333333333">
            <text:p>84</text:p>
          </table:table-cell>
          <table:table-cell table:formula="of:=[MIDTERMS.O11]" office:value-type="float" office:value="65">
            <text:p>65</text:p>
          </table:table-cell>
          <table:table-cell table:formula="of:=[MIDTERMS.Q11]" office:value-type="float" office:value="80.95">
            <text:p>81</text:p>
          </table:table-cell>
          <table:table-cell table:formula="of:=[MIDTERMS.R11]" office:value-type="float" office:value="80.95">
            <text:p>81</text:p>
          </table:table-cell>
          <table:table-cell table:formula="of:=[MIDTERMS.S11]" office:value-type="float" office:value="90.475">
            <text:p>90</text:p>
          </table:table-cell>
          <table:table-cell table:formula="of:=[FINALS.H11]" office:value-type="float" office:value="69">
            <text:p>69</text:p>
          </table:table-cell>
          <table:table-cell table:formula="of:=[FINALS.M11]" office:value-type="float" office:value="229">
            <text:p>229</text:p>
          </table:table-cell>
          <table:table-cell table:formula="of:=[FINALS.O11]" office:value-type="float" office:value="86">
            <text:p>86</text:p>
          </table:table-cell>
          <table:table-cell table:formula="of:=[FINALS.Q11]" office:value-type="float" office:value="77.2">
            <text:p>77</text:p>
          </table:table-cell>
          <table:table-cell table:formula="of:=[FINALS.R11]" office:value-type="float" office:value="77.2">
            <text:p>77</text:p>
          </table:table-cell>
          <table:table-cell table:formula="of:=[FINALS.S11]" office:value-type="float" office:value="88.6">
            <text:p>89</text:p>
          </table:table-cell>
          <table:table-cell table:formula="of:=(prelim_score*0.25)+(midterm_score*0.25)+(final_raw_score*0.5)" office:value-type="float" office:value="79.745">
            <text:p>80</text:p>
          </table:table-cell>
          <table:table-cell table:formula="of:=IF( [.V11]&lt;73;&quot;POOR&quot;; IF( AND(73&lt;=[.V11];[.V11]&lt;=77);&quot;POOR&quot;; IF( AND(77&lt;[.V11];[.V11]&lt;=79); &quot;FAIR&quot;; IF( AND(79&lt;[.V11];[.V11]&lt;=85); &quot;GOOD&quot;; IF( AND(85&lt;[.V11];[.V11]&lt;=89); &quot;SATISFACTORY&quot;; IF( AND(89&lt;[.V11];[.V11]&lt;=92); &quot;VERY SATISFACTROY&quot;; &quot;EXCELLENT&quot;))))))" office:value-type="string" office:string-value="GOOD">
            <text:p>GOO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NAMES.B5]" office:value-type="string" office:string-value="GATES, BILL">
            <text:p>GATES, BILL</text:p>
          </table:table-cell>
          <table:table-cell table:formula="of:=[NAMES.C5]" office:value-type="string" office:string-value="M">
            <text:p>M</text:p>
          </table:table-cell>
          <table:table-cell table:formula="of:=[NAMES.D5]" office:value-type="string" office:string-value="BSCS">
            <text:p>BSCS</text:p>
          </table:table-cell>
          <table:table-cell table:formula="of:=[PRELIMS.H12]" office:value-type="float" office:value="82">
            <text:p>82</text:p>
          </table:table-cell>
          <table:table-cell table:formula="of:=[PRELIMS.M12]" office:value-type="float" office:value="267">
            <text:p>267</text:p>
          </table:table-cell>
          <table:table-cell table:formula="of:=[PRELIMS.O12]" office:value-type="float" office:value="83">
            <text:p>83</text:p>
          </table:table-cell>
          <table:table-cell table:formula="of:=[PRELIMS.Q12]" office:value-type="float" office:value="84.65">
            <text:p>85</text:p>
          </table:table-cell>
          <table:table-cell table:formula="of:=[PRELIMS.R12]" office:value-type="float" office:value="92.325">
            <text:p>92</text:p>
          </table:table-cell>
          <table:table-cell table:formula="of:=[MIDTERMS.H12]" office:value-type="float" office:value="76">
            <text:p>76</text:p>
          </table:table-cell>
          <table:table-cell table:formula="of:=[MIDTERMS.N12]" office:value-type="float" office:value="81.6666666666667">
            <text:p>82</text:p>
          </table:table-cell>
          <table:table-cell table:formula="of:=[MIDTERMS.O12]" office:value-type="float" office:value="55">
            <text:p>55</text:p>
          </table:table-cell>
          <table:table-cell table:formula="of:=[MIDTERMS.Q12]" office:value-type="float" office:value="70.73">
            <text:p>71</text:p>
          </table:table-cell>
          <table:table-cell table:formula="of:=[MIDTERMS.R12]" office:value-type="float" office:value="70.73">
            <text:p>71</text:p>
          </table:table-cell>
          <table:table-cell table:formula="of:=[MIDTERMS.S12]" office:value-type="float" office:value="85.365">
            <text:p>85</text:p>
          </table:table-cell>
          <table:table-cell table:formula="of:=[FINALS.H12]" office:value-type="float" office:value="91">
            <text:p>91</text:p>
          </table:table-cell>
          <table:table-cell table:formula="of:=[FINALS.M12]" office:value-type="float" office:value="232">
            <text:p>232</text:p>
          </table:table-cell>
          <table:table-cell table:formula="of:=[FINALS.O12]" office:value-type="float" office:value="67">
            <text:p>67</text:p>
          </table:table-cell>
          <table:table-cell table:formula="of:=[FINALS.Q12]" office:value-type="float" office:value="78.33">
            <text:p>78</text:p>
          </table:table-cell>
          <table:table-cell table:formula="of:=[FINALS.R12]" office:value-type="float" office:value="78.33">
            <text:p>78</text:p>
          </table:table-cell>
          <table:table-cell table:formula="of:=[FINALS.S12]" office:value-type="float" office:value="89.165">
            <text:p>89</text:p>
          </table:table-cell>
          <table:table-cell table:formula="of:=(prelim_score*0.25)+(midterm_score*0.25)+(final_raw_score*0.5)" office:value-type="float" office:value="78.01">
            <text:p>78</text:p>
          </table:table-cell>
          <table:table-cell table:formula="of:=IF( [.V12]&lt;73;&quot;POOR&quot;; IF( AND(73&lt;=[.V12];[.V12]&lt;=77);&quot;POOR&quot;; IF( AND(77&lt;[.V12];[.V12]&lt;=79); &quot;FAIR&quot;; IF( AND(79&lt;[.V12];[.V12]&lt;=85); &quot;GOOD&quot;; IF( AND(85&lt;[.V12];[.V12]&lt;=89); &quot;SATISFACTORY&quot;; IF( AND(89&lt;[.V12];[.V12]&lt;=92); &quot;VERY SATISFACTROY&quot;; &quot;EXCELLENT&quot;))))))" office:value-type="string" office:string-value="FAIR">
            <text:p>FAIR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NAMES.B6]" office:value-type="string" office:string-value="ALLEN, PAUL">
            <text:p>ALLEN, PAUL</text:p>
          </table:table-cell>
          <table:table-cell table:formula="of:=[NAMES.C6]" office:value-type="string" office:string-value="M">
            <text:p>M</text:p>
          </table:table-cell>
          <table:table-cell table:formula="of:=[NAMES.D6]" office:value-type="string" office:string-value="BSCS">
            <text:p>BSCS</text:p>
          </table:table-cell>
          <table:table-cell table:formula="of:=[PRELIMS.H13]" office:value-type="float" office:value="93">
            <text:p>93</text:p>
          </table:table-cell>
          <table:table-cell table:formula="of:=[PRELIMS.M13]" office:value-type="float" office:value="249">
            <text:p>249</text:p>
          </table:table-cell>
          <table:table-cell table:formula="of:=[PRELIMS.O13]" office:value-type="float" office:value="72">
            <text:p>72</text:p>
          </table:table-cell>
          <table:table-cell table:formula="of:=[PRELIMS.Q13]" office:value-type="float" office:value="82.56">
            <text:p>83</text:p>
          </table:table-cell>
          <table:table-cell table:formula="of:=[PRELIMS.R13]" office:value-type="float" office:value="91.28">
            <text:p>91</text:p>
          </table:table-cell>
          <table:table-cell table:formula="of:=[MIDTERMS.H13]" office:value-type="float" office:value="52">
            <text:p>52</text:p>
          </table:table-cell>
          <table:table-cell table:formula="of:=[MIDTERMS.N13]" office:value-type="float" office:value="76.6666666666667">
            <text:p>77</text:p>
          </table:table-cell>
          <table:table-cell table:formula="of:=[MIDTERMS.O13]" office:value-type="float" office:value="35">
            <text:p>35</text:p>
          </table:table-cell>
          <table:table-cell table:formula="of:=[MIDTERMS.Q13]" office:value-type="float" office:value="54.36">
            <text:p>54</text:p>
          </table:table-cell>
          <table:table-cell table:formula="of:=[MIDTERMS.R13]" office:value-type="float" office:value="54.36">
            <text:p>54</text:p>
          </table:table-cell>
          <table:table-cell table:formula="of:=[MIDTERMS.S13]" office:value-type="float" office:value="77.18">
            <text:p>77</text:p>
          </table:table-cell>
          <table:table-cell table:formula="of:=[FINALS.H13]" office:value-type="float" office:value="91">
            <text:p>91</text:p>
          </table:table-cell>
          <table:table-cell table:formula="of:=[FINALS.M13]" office:value-type="float" office:value="251">
            <text:p>251</text:p>
          </table:table-cell>
          <table:table-cell table:formula="of:=[FINALS.O13]" office:value-type="float" office:value="45">
            <text:p>45</text:p>
          </table:table-cell>
          <table:table-cell table:formula="of:=[FINALS.Q13]" office:value-type="float" office:value="72.94">
            <text:p>73</text:p>
          </table:table-cell>
          <table:table-cell table:formula="of:=[FINALS.R13]" office:value-type="float" office:value="72.94">
            <text:p>73</text:p>
          </table:table-cell>
          <table:table-cell table:formula="of:=[FINALS.S13]" office:value-type="float" office:value="86.47">
            <text:p>86</text:p>
          </table:table-cell>
          <table:table-cell table:formula="of:=(prelim_score*0.25)+(midterm_score*0.25)+(final_raw_score*0.5)" office:value-type="float" office:value="70.7">
            <text:p>71</text:p>
          </table:table-cell>
          <table:table-cell table:formula="of:=IF( [.V13]&lt;73;&quot;POOR&quot;; IF( AND(73&lt;=[.V13];[.V13]&lt;=77);&quot;POOR&quot;; IF( AND(77&lt;[.V13];[.V13]&lt;=79); &quot;FAIR&quot;; IF( AND(79&lt;[.V13];[.V13]&lt;=85); &quot;GOOD&quot;; IF( AND(85&lt;[.V13];[.V13]&lt;=89); &quot;SATISFACTORY&quot;; IF( AND(89&lt;[.V13];[.V13]&lt;=92); &quot;VERY SATISFACTROY&quot;; &quot;EXCELLENT&quot;))))))" office:value-type="string" office:string-value="POOR">
            <text:p>POOR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NAMES.B7]" office:value-type="string" office:string-value="KOTKE, DANIEL">
            <text:p>KOTKE, DANIEL</text:p>
          </table:table-cell>
          <table:table-cell table:formula="of:=[NAMES.C7]" office:value-type="string" office:string-value="M">
            <text:p>M</text:p>
          </table:table-cell>
          <table:table-cell table:formula="of:=[NAMES.D7]" office:value-type="string" office:string-value="BSIT">
            <text:p>BSIT</text:p>
          </table:table-cell>
          <table:table-cell table:formula="of:=[PRELIMS.H14]" office:value-type="float" office:value="81">
            <text:p>81</text:p>
          </table:table-cell>
          <table:table-cell table:formula="of:=[PRELIMS.M14]" office:value-type="float" office:value="236">
            <text:p>236</text:p>
          </table:table-cell>
          <table:table-cell table:formula="of:=[PRELIMS.O14]" office:value-type="float" office:value="91">
            <text:p>91</text:p>
          </table:table-cell>
          <table:table-cell table:formula="of:=[PRELIMS.Q14]" office:value-type="float" office:value="83.63">
            <text:p>84</text:p>
          </table:table-cell>
          <table:table-cell table:formula="of:=[PRELIMS.R14]" office:value-type="float" office:value="91.815">
            <text:p>92</text:p>
          </table:table-cell>
          <table:table-cell table:formula="of:=[MIDTERMS.H14]" office:value-type="float" office:value="75">
            <text:p>75</text:p>
          </table:table-cell>
          <table:table-cell table:formula="of:=[MIDTERMS.N14]" office:value-type="float" office:value="85">
            <text:p>85</text:p>
          </table:table-cell>
          <table:table-cell table:formula="of:=[MIDTERMS.O14]" office:value-type="float" office:value="80">
            <text:p>80</text:p>
          </table:table-cell>
          <table:table-cell table:formula="of:=[MIDTERMS.Q14]" office:value-type="float" office:value="80">
            <text:p>80</text:p>
          </table:table-cell>
          <table:table-cell table:formula="of:=[MIDTERMS.R14]" office:value-type="float" office:value="80">
            <text:p>80</text:p>
          </table:table-cell>
          <table:table-cell table:formula="of:=[MIDTERMS.S14]" office:value-type="float" office:value="90">
            <text:p>90</text:p>
          </table:table-cell>
          <table:table-cell table:formula="of:=[FINALS.H14]" office:value-type="float" office:value="42">
            <text:p>42</text:p>
          </table:table-cell>
          <table:table-cell table:formula="of:=[FINALS.M14]" office:value-type="float" office:value="257">
            <text:p>257</text:p>
          </table:table-cell>
          <table:table-cell table:formula="of:=[FINALS.O14]" office:value-type="float" office:value="38">
            <text:p>38</text:p>
          </table:table-cell>
          <table:table-cell table:formula="of:=[FINALS.Q14]" office:value-type="float" office:value="55.05">
            <text:p>55</text:p>
          </table:table-cell>
          <table:table-cell table:formula="of:=[FINALS.R14]" office:value-type="float" office:value="55.05">
            <text:p>55</text:p>
          </table:table-cell>
          <table:table-cell table:formula="of:=[FINALS.S14]" office:value-type="float" office:value="77.525">
            <text:p>78</text:p>
          </table:table-cell>
          <table:table-cell table:formula="of:=(prelim_score*0.25)+(midterm_score*0.25)+(final_raw_score*0.5)" office:value-type="float" office:value="68.4325">
            <text:p>68</text:p>
          </table:table-cell>
          <table:table-cell table:formula="of:=IF( [.V14]&lt;73;&quot;POOR&quot;; IF( AND(73&lt;=[.V14];[.V14]&lt;=77);&quot;POOR&quot;; IF( AND(77&lt;[.V14];[.V14]&lt;=79); &quot;FAIR&quot;; IF( AND(79&lt;[.V14];[.V14]&lt;=85); &quot;GOOD&quot;; IF( AND(85&lt;[.V14];[.V14]&lt;=89); &quot;SATISFACTORY&quot;; IF( AND(89&lt;[.V14];[.V14]&lt;=92); &quot;VERY SATISFACTROY&quot;; &quot;EXCELLENT&quot;))))))" office:value-type="string" office:string-value="POOR">
            <text:p>POOR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NAMES.B8]" office:value-type="string" office:string-value="ZUCKERBERG, MARK">
            <text:p>ZUCKERBERG, MARK</text:p>
          </table:table-cell>
          <table:table-cell table:formula="of:=[NAMES.C8]" office:value-type="string" office:string-value="M">
            <text:p>M</text:p>
          </table:table-cell>
          <table:table-cell table:formula="of:=[NAMES.D8]" office:value-type="string" office:string-value="BSIT">
            <text:p>BSIT</text:p>
          </table:table-cell>
          <table:table-cell table:formula="of:=[PRELIMS.H15]" office:value-type="float" office:value="94">
            <text:p>94</text:p>
          </table:table-cell>
          <table:table-cell table:formula="of:=[PRELIMS.M15]" office:value-type="float" office:value="256">
            <text:p>256</text:p>
          </table:table-cell>
          <table:table-cell table:formula="of:=[PRELIMS.O15]" office:value-type="float" office:value="88">
            <text:p>88</text:p>
          </table:table-cell>
          <table:table-cell table:formula="of:=[PRELIMS.Q15]" office:value-type="float" office:value="89.1">
            <text:p>89</text:p>
          </table:table-cell>
          <table:table-cell table:formula="of:=[PRELIMS.R15]" office:value-type="float" office:value="94.55">
            <text:p>95</text:p>
          </table:table-cell>
          <table:table-cell table:formula="of:=[MIDTERMS.H15]" office:value-type="float" office:value="64">
            <text:p>64</text:p>
          </table:table-cell>
          <table:table-cell table:formula="of:=[MIDTERMS.N15]" office:value-type="float" office:value="80">
            <text:p>80</text:p>
          </table:table-cell>
          <table:table-cell table:formula="of:=[MIDTERMS.O15]" office:value-type="float" office:value="25">
            <text:p>25</text:p>
          </table:table-cell>
          <table:table-cell table:formula="of:=[MIDTERMS.Q15]" office:value-type="float" office:value="56.02">
            <text:p>56</text:p>
          </table:table-cell>
          <table:table-cell table:formula="of:=[MIDTERMS.R15]" office:value-type="float" office:value="56.02">
            <text:p>56</text:p>
          </table:table-cell>
          <table:table-cell table:formula="of:=[MIDTERMS.S15]" office:value-type="float" office:value="78.01">
            <text:p>78</text:p>
          </table:table-cell>
          <table:table-cell table:formula="of:=[FINALS.H15]" office:value-type="float" office:value="83">
            <text:p>83</text:p>
          </table:table-cell>
          <table:table-cell table:formula="of:=[FINALS.M15]" office:value-type="float" office:value="254">
            <text:p>254</text:p>
          </table:table-cell>
          <table:table-cell table:formula="of:=[FINALS.O15]" office:value-type="float" office:value="86">
            <text:p>86</text:p>
          </table:table-cell>
          <table:table-cell table:formula="of:=[FINALS.Q15]" office:value-type="float" office:value="84.57">
            <text:p>85</text:p>
          </table:table-cell>
          <table:table-cell table:formula="of:=[FINALS.R15]" office:value-type="float" office:value="84.57">
            <text:p>85</text:p>
          </table:table-cell>
          <table:table-cell table:formula="of:=[FINALS.S15]" office:value-type="float" office:value="92.285">
            <text:p>92</text:p>
          </table:table-cell>
          <table:table-cell table:formula="of:=(prelim_score*0.25)+(midterm_score*0.25)+(final_raw_score*0.5)" office:value-type="float" office:value="78.565">
            <text:p>79</text:p>
          </table:table-cell>
          <table:table-cell table:formula="of:=IF( [.V15]&lt;73;&quot;POOR&quot;; IF( AND(73&lt;=[.V15];[.V15]&lt;=77);&quot;POOR&quot;; IF( AND(77&lt;[.V15];[.V15]&lt;=79); &quot;FAIR&quot;; IF( AND(79&lt;[.V15];[.V15]&lt;=85); &quot;GOOD&quot;; IF( AND(85&lt;[.V15];[.V15]&lt;=89); &quot;SATISFACTORY&quot;; IF( AND(89&lt;[.V15];[.V15]&lt;=92); &quot;VERY SATISFACTROY&quot;; &quot;EXCELLENT&quot;))))))" office:value-type="string" office:string-value="FAIR">
            <text:p>FAI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NAMES.B9]" office:value-type="string" office:string-value="HOLT, ROB">
            <text:p>HOLT, ROB</text:p>
          </table:table-cell>
          <table:table-cell table:formula="of:=[NAMES.C9]" office:value-type="string" office:string-value="M">
            <text:p>M</text:p>
          </table:table-cell>
          <table:table-cell table:formula="of:=[NAMES.D9]" office:value-type="string" office:string-value="BSCS">
            <text:p>BSCS</text:p>
          </table:table-cell>
          <table:table-cell table:formula="of:=[PRELIMS.H16]" office:value-type="float" office:value="84">
            <text:p>84</text:p>
          </table:table-cell>
          <table:table-cell table:formula="of:=[PRELIMS.M16]" office:value-type="float" office:value="244">
            <text:p>244</text:p>
          </table:table-cell>
          <table:table-cell table:formula="of:=[PRELIMS.O16]" office:value-type="float" office:value="77">
            <text:p>77</text:p>
          </table:table-cell>
          <table:table-cell table:formula="of:=[PRELIMS.Q16]" office:value-type="float" office:value="80.74">
            <text:p>81</text:p>
          </table:table-cell>
          <table:table-cell table:formula="of:=[PRELIMS.R16]" office:value-type="float" office:value="90.37">
            <text:p>90</text:p>
          </table:table-cell>
          <table:table-cell table:formula="of:=[MIDTERMS.H16]" office:value-type="float" office:value="74">
            <text:p>74</text:p>
          </table:table-cell>
          <table:table-cell table:formula="of:=[MIDTERMS.N16]" office:value-type="float" office:value="90">
            <text:p>90</text:p>
          </table:table-cell>
          <table:table-cell table:formula="of:=[MIDTERMS.O16]" office:value-type="float" office:value="30">
            <text:p>30</text:p>
          </table:table-cell>
          <table:table-cell table:formula="of:=[MIDTERMS.Q16]" office:value-type="float" office:value="64.32">
            <text:p>64</text:p>
          </table:table-cell>
          <table:table-cell table:formula="of:=[MIDTERMS.R16]" office:value-type="float" office:value="64.32">
            <text:p>64</text:p>
          </table:table-cell>
          <table:table-cell table:formula="of:=[MIDTERMS.S16]" office:value-type="float" office:value="82.16">
            <text:p>82</text:p>
          </table:table-cell>
          <table:table-cell table:formula="of:=[FINALS.H16]" office:value-type="float" office:value="81">
            <text:p>81</text:p>
          </table:table-cell>
          <table:table-cell table:formula="of:=[FINALS.M16]" office:value-type="float" office:value="204">
            <text:p>204</text:p>
          </table:table-cell>
          <table:table-cell table:formula="of:=[FINALS.O16]" office:value-type="float" office:value="23">
            <text:p>23</text:p>
          </table:table-cell>
          <table:table-cell table:formula="of:=[FINALS.Q16]" office:value-type="float" office:value="56.99">
            <text:p>57</text:p>
          </table:table-cell>
          <table:table-cell table:formula="of:=[FINALS.R16]" office:value-type="float" office:value="56.99">
            <text:p>57</text:p>
          </table:table-cell>
          <table:table-cell table:formula="of:=[FINALS.S16]" office:value-type="float" office:value="78.495">
            <text:p>78</text:p>
          </table:table-cell>
          <table:table-cell table:formula="of:=(prelim_score*0.25)+(midterm_score*0.25)+(final_raw_score*0.5)" office:value-type="float" office:value="64.76">
            <text:p>65</text:p>
          </table:table-cell>
          <table:table-cell table:formula="of:=IF( [.V16]&lt;73;&quot;POOR&quot;; IF( AND(73&lt;=[.V16];[.V16]&lt;=77);&quot;POOR&quot;; IF( AND(77&lt;[.V16];[.V16]&lt;=79); &quot;FAIR&quot;; IF( AND(79&lt;[.V16];[.V16]&lt;=85); &quot;GOOD&quot;; IF( AND(85&lt;[.V16];[.V16]&lt;=89); &quot;SATISFACTORY&quot;; IF( AND(89&lt;[.V16];[.V16]&lt;=92); &quot;VERY SATISFACTROY&quot;; &quot;EXCELLENT&quot;))))))" office:value-type="string" office:string-value="POOR">
            <text:p>POOR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NAMES.B10]" office:value-type="string" office:string-value="COOK, TIM">
            <text:p>COOK, TIM</text:p>
          </table:table-cell>
          <table:table-cell table:formula="of:=[NAMES.C10]" office:value-type="string" office:string-value="M">
            <text:p>M</text:p>
          </table:table-cell>
          <table:table-cell table:formula="of:=[NAMES.D10]" office:value-type="string" office:string-value="BSIT">
            <text:p>BSIT</text:p>
          </table:table-cell>
          <table:table-cell table:formula="of:=[PRELIMS.H17]" office:value-type="float" office:value="57">
            <text:p>57</text:p>
          </table:table-cell>
          <table:table-cell table:formula="of:=[PRELIMS.M17]" office:value-type="float" office:value="75">
            <text:p>75</text:p>
          </table:table-cell>
          <table:table-cell table:formula="of:=[PRELIMS.O17]" office:value-type="float" office:value="0">
            <text:p>0</text:p>
          </table:table-cell>
          <table:table-cell table:formula="of:=[PRELIMS.Q17]" office:value-type="float" office:value="27.06">
            <text:p>27</text:p>
          </table:table-cell>
          <table:table-cell table:formula="of:=[PRELIMS.R17]" office:value-type="float" office:value="63.53">
            <text:p>64</text:p>
          </table:table-cell>
          <table:table-cell table:formula="of:=[MIDTERMS.H17]" office:value-type="float" office:value="44">
            <text:p>44</text:p>
          </table:table-cell>
          <table:table-cell table:formula="of:=[MIDTERMS.N17]" office:value-type="float" office:value="80.3333333333333">
            <text:p>80</text:p>
          </table:table-cell>
          <table:table-cell table:formula="of:=[MIDTERMS.O17]" office:value-type="float" office:value="10">
            <text:p>10</text:p>
          </table:table-cell>
          <table:table-cell table:formula="of:=[MIDTERMS.Q17]" office:value-type="float" office:value="44.43">
            <text:p>44</text:p>
          </table:table-cell>
          <table:table-cell table:formula="of:=[MIDTERMS.R17]" office:value-type="float" office:value="44.43">
            <text:p>44</text:p>
          </table:table-cell>
          <table:table-cell table:formula="of:=[MIDTERMS.S17]" office:value-type="float" office:value="72.215">
            <text:p>72</text:p>
          </table:table-cell>
          <table:table-cell table:formula="of:=[FINALS.H17]" office:value-type="float" office:value="74">
            <text:p>74</text:p>
          </table:table-cell>
          <table:table-cell table:formula="of:=[FINALS.M17]" office:value-type="float" office:value="100">
            <text:p>100</text:p>
          </table:table-cell>
          <table:table-cell table:formula="of:=[FINALS.O17]" office:value-type="float" office:value="78">
            <text:p>78</text:p>
          </table:table-cell>
          <table:table-cell table:formula="of:=[FINALS.Q17]" office:value-type="float" office:value="61.94">
            <text:p>62</text:p>
          </table:table-cell>
          <table:table-cell table:formula="of:=[FINALS.R17]" office:value-type="float" office:value="61.94">
            <text:p>62</text:p>
          </table:table-cell>
          <table:table-cell table:formula="of:=[FINALS.S17]" office:value-type="float" office:value="80.97">
            <text:p>81</text:p>
          </table:table-cell>
          <table:table-cell table:formula="of:=(prelim_score*0.25)+(midterm_score*0.25)+(final_raw_score*0.5)" office:value-type="float" office:value="48.8425">
            <text:p>49</text:p>
          </table:table-cell>
          <table:table-cell table:formula="of:=IF( [.V17]&lt;73;&quot;POOR&quot;; IF( AND(73&lt;=[.V17];[.V17]&lt;=77);&quot;POOR&quot;; IF( AND(77&lt;[.V17];[.V17]&lt;=79); &quot;FAIR&quot;; IF( AND(79&lt;[.V17];[.V17]&lt;=85); &quot;GOOD&quot;; IF( AND(85&lt;[.V17];[.V17]&lt;=89); &quot;SATISFACTORY&quot;; IF( AND(89&lt;[.V17];[.V17]&lt;=92); &quot;VERY SATISFACTROY&quot;; &quot;EXCELLENT&quot;))))))" office:value-type="string" office:string-value="POOR">
            <text:p>POO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NAMES.B11]" office:value-type="string" office:string-value="TURING, ALLAN">
            <text:p>TURING, ALLAN</text:p>
          </table:table-cell>
          <table:table-cell table:formula="of:=[NAMES.C11]" office:value-type="string" office:string-value="M">
            <text:p>M</text:p>
          </table:table-cell>
          <table:table-cell table:formula="of:=[NAMES.D11]" office:value-type="string" office:string-value="BSCS">
            <text:p>BSCS</text:p>
          </table:table-cell>
          <table:table-cell table:formula="of:=[PRELIMS.H18]" office:value-type="float" office:value="47">
            <text:p>47</text:p>
          </table:table-cell>
          <table:table-cell table:formula="of:=[PRELIMS.M18]" office:value-type="float" office:value="86">
            <text:p>86</text:p>
          </table:table-cell>
          <table:table-cell table:formula="of:=[PRELIMS.O18]" office:value-type="float" office:value="0">
            <text:p>0</text:p>
          </table:table-cell>
          <table:table-cell table:formula="of:=[PRELIMS.Q18]" office:value-type="float" office:value="24.97">
            <text:p>25</text:p>
          </table:table-cell>
          <table:table-cell table:formula="of:=[PRELIMS.R18]" office:value-type="float" office:value="62.485">
            <text:p>62</text:p>
          </table:table-cell>
          <table:table-cell table:formula="of:=[MIDTERMS.H18]" office:value-type="float" office:value="64">
            <text:p>64</text:p>
          </table:table-cell>
          <table:table-cell table:formula="of:=[MIDTERMS.N18]" office:value-type="float" office:value="55">
            <text:p>55</text:p>
          </table:table-cell>
          <table:table-cell table:formula="of:=[MIDTERMS.O18]" office:value-type="float" office:value="0">
            <text:p>0</text:p>
          </table:table-cell>
          <table:table-cell table:formula="of:=[MIDTERMS.Q18]" office:value-type="float" office:value="39.27">
            <text:p>39</text:p>
          </table:table-cell>
          <table:table-cell table:formula="of:=[MIDTERMS.R18]" office:value-type="float" office:value="39.27">
            <text:p>39</text:p>
          </table:table-cell>
          <table:table-cell table:formula="of:=[MIDTERMS.S18]" office:value-type="float" office:value="69.635">
            <text:p>70</text:p>
          </table:table-cell>
          <table:table-cell table:formula="of:=[FINALS.H18]" office:value-type="float" office:value="56">
            <text:p>56</text:p>
          </table:table-cell>
          <table:table-cell table:formula="of:=[FINALS.M18]" office:value-type="float" office:value="0">
            <text:p>0</text:p>
          </table:table-cell>
          <table:table-cell table:formula="of:=[FINALS.O18]" office:value-type="float" office:value="79">
            <text:p>79</text:p>
          </table:table-cell>
          <table:table-cell table:formula="of:=[FINALS.Q18]" office:value-type="float" office:value="45.34">
            <text:p>45</text:p>
          </table:table-cell>
          <table:table-cell table:formula="of:=[FINALS.R18]" office:value-type="float" office:value="45.34">
            <text:p>45</text:p>
          </table:table-cell>
          <table:table-cell table:formula="of:=[FINALS.S18]" office:value-type="float" office:value="72.67">
            <text:p>73</text:p>
          </table:table-cell>
          <table:table-cell table:formula="of:=(prelim_score*0.25)+(midterm_score*0.25)+(final_raw_score*0.5)" office:value-type="float" office:value="38.73">
            <text:p>39</text:p>
          </table:table-cell>
          <table:table-cell table:formula="of:=IF( [.V18]&lt;73;&quot;POOR&quot;; IF( AND(73&lt;=[.V18];[.V18]&lt;=77);&quot;POOR&quot;; IF( AND(77&lt;[.V18];[.V18]&lt;=79); &quot;FAIR&quot;; IF( AND(79&lt;[.V18];[.V18]&lt;=85); &quot;GOOD&quot;; IF( AND(85&lt;[.V18];[.V18]&lt;=89); &quot;SATISFACTORY&quot;; IF( AND(89&lt;[.V18];[.V18]&lt;=92); &quot;VERY SATISFACTROY&quot;; &quot;EXCELLENT&quot;))))))" office:value-type="string" office:string-value="POOR">
            <text:p>POOR</text:p>
          </table:table-cell>
        </table:table-row>
        <table:named-expressions/>
      </table:table>
      <table:table table:name="GRADING SHEET" table:style-name="ta1" table:print="false">
        <table:table-column table:style-name="co3" table:default-cell-style-name="ce53"/>
        <table:table-column table:style-name="co15" table:default-cell-style-name="ce53"/>
        <table:table-column table:style-name="co16" table:default-cell-style-name="ce53"/>
        <table:table-column table:style-name="co15" table:default-cell-style-name="ce53"/>
        <table:table-column table:style-name="co17" table:default-cell-style-name="ce53"/>
        <table:table-column table:style-name="co15" table:default-cell-style-name="ce53"/>
        <table:table-column table:style-name="co3" table:default-cell-style-name="ce53"/>
        <table:table-column table:style-name="co15" table:default-cell-style-name="ce53"/>
        <table:table-column table:style-name="co3" table:default-cell-style-name="ce53"/>
        <table:table-column table:style-name="co15" table:default-cell-style-name="ce53"/>
        <table:table-column table:style-name="co3" table:default-cell-style-name="ce53"/>
        <table:table-column table:style-name="co15" table:default-cell-style-name="ce53"/>
        <table:table-column table:style-name="co3" table:default-cell-style-name="ce53"/>
        <table:table-column table:style-name="co18" table:number-columns-repeated="2" table:default-cell-style-name="ce53"/>
        <table:table-column table:style-name="co19" table:default-cell-style-name="ce53"/>
        <table:table-column table:style-name="co3" table:number-columns-repeated="1008" table:default-cell-style-name="ce53"/>
        <table:table-row table:style-name="ro1" table:number-rows-repeated="3">
          <table:table-cell table:number-columns-repeated="1024"/>
        </table:table-row>
        <table:table-row table:style-name="ro2">
          <table:table-cell table:style-name="ce54" office:value-type="string" table:number-columns-spanned="16" table:number-rows-spanned="1">
            <text:p>UNIVERSITY OF THE CORDILLERAS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55" office:value-type="string" table:number-columns-spanned="16" table:number-rows-spanned="1">
            <text:p>BAGUIO CITY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56" office:value-type="string" table:number-columns-spanned="16" table:number-rows-spanned="1">
            <text:p>REPORT ON GRADES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7" office:value-type="string">
            <text:p>CITCS-1A</text:p>
          </table:table-cell>
          <table:table-cell/>
          <table:table-cell table:style-name="ce57" office:value-type="string" table:number-columns-spanned="3" table:number-rows-spanned="1">
            <text:p>ICS1</text:p>
          </table:table-cell>
          <table:covered-table-cell table:number-columns-repeated="2"/>
          <table:table-cell/>
          <table:table-cell table:style-name="ce57" office:value-type="string" table:number-columns-spanned="7" table:number-rows-spanned="1">
            <text:p>1:45-3:00 MWF</text:p>
          </table:table-cell>
          <table:covered-table-cell table:number-columns-repeated="6"/>
          <table:table-cell table:number-columns-repeated="2"/>
          <table:table-cell table:style-name="ce57" office:value-type="string">
            <text:p>2ND Trimester</text:p>
          </table:table-cell>
          <table:table-cell table:number-columns-repeated="1008"/>
        </table:table-row>
        <table:table-row table:style-name="ro1">
          <table:table-cell table:style-name="ce58" office:value-type="string">
            <text:p>Code</text:p>
          </table:table-cell>
          <table:table-cell/>
          <table:table-cell table:style-name="ce58" office:value-type="string" table:number-columns-spanned="3" table:number-rows-spanned="1">
            <text:p>Subject</text:p>
          </table:table-cell>
          <table:covered-table-cell table:number-columns-repeated="2"/>
          <table:table-cell/>
          <table:table-cell table:style-name="ce58" office:value-type="string" table:number-columns-spanned="7" table:number-rows-spanned="1">
            <text:p>(Time &amp; Days)</text:p>
          </table:table-cell>
          <table:covered-table-cell table:number-columns-repeated="6"/>
          <table:table-cell table:number-columns-repeated="2"/>
          <table:table-cell table:style-name="ce57" office:value-type="string">
            <text:p>SY 2017-201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>
            <text:p>ID NO</text:p>
          </table:table-cell>
          <table:table-cell table:style-name="ce61"/>
          <table:table-cell table:style-name="ce59" office:value-type="string">
            <text:p>NAME OF STUDENTS</text:p>
          </table:table-cell>
          <table:table-cell table:style-name="ce61"/>
          <table:table-cell table:style-name="ce60"/>
          <table:table-cell table:style-name="ce61"/>
          <table:table-cell table:style-name="ce59" office:value-type="string">
            <text:p>COURSE</text:p>
          </table:table-cell>
          <table:table-cell table:style-name="ce61"/>
          <table:table-cell table:style-name="ce59" office:value-type="string">
            <text:p>PRELIM</text:p>
          </table:table-cell>
          <table:table-cell table:style-name="ce61"/>
          <table:table-cell table:style-name="ce59" office:value-type="string">
            <text:p>MIDTERM</text:p>
          </table:table-cell>
          <table:table-cell table:style-name="ce61"/>
          <table:table-cell table:style-name="ce59" office:value-type="string">
            <text:p>FINAL</text:p>
          </table:table-cell>
          <table:table-cell table:style-name="ce61" table:number-columns-repeated="2"/>
          <table:table-cell table:style-name="ce59" office:value-type="string">
            <text:p>REMARKS</text:p>
          </table:table-cell>
          <table:table-cell table:number-columns-repeated="1008"/>
        </table:table-row>
        <table:table-row table:style-name="ro1">
          <table:table-cell table:style-name="ce60" table:formula="of:=[NAMES.E2]" office:value-type="string" office:string-value="14-0828-403">
            <text:p>14-0828-403</text:p>
          </table:table-cell>
          <table:table-cell table:style-name="ce61"/>
          <table:table-cell table:style-name="ce60" table:formula="of:=[NAMES.B2]" office:value-type="string" office:string-value="DOMINGO, JOHN CARLO">
            <text:p>DOMINGO, JOHN CARLO</text:p>
          </table:table-cell>
          <table:table-cell table:style-name="ce61"/>
          <table:table-cell table:style-name="ce60" table:formula="of:=[NAMES.C2]" office:value-type="string" office:string-value="M">
            <text:p>M</text:p>
          </table:table-cell>
          <table:table-cell table:style-name="ce61"/>
          <table:table-cell table:style-name="ce60" table:formula="of:=[NAMES.D2]" office:value-type="string" office:string-value="BSIT">
            <text:p>BSIT</text:p>
          </table:table-cell>
          <table:table-cell table:style-name="ce61"/>
          <table:table-cell table:style-name="ce62" table:formula="of:=[PRELIMS.R9]" office:value-type="float" office:value="95.825">
            <text:p>96</text:p>
          </table:table-cell>
          <table:table-cell table:style-name="ce61"/>
          <table:table-cell table:style-name="ce62" table:formula="of:=[MIDTERMS.S9]" office:value-type="float" office:value="91.845">
            <text:p>92</text:p>
          </table:table-cell>
          <table:table-cell table:style-name="ce61"/>
          <table:table-cell table:style-name="ce62" table:formula="of:=[CRS.V9]" office:value-type="float" office:value="92.135">
            <text:p>92</text:p>
          </table:table-cell>
          <table:table-cell table:style-name="ce61" table:number-columns-repeated="2"/>
          <table:table-cell table:style-name="ce60" table:formula="of:=[CRS.W9]" office:value-type="string" office:string-value="EXCELLENT">
            <text:p>EXCELLENT</text:p>
          </table:table-cell>
          <table:table-cell table:number-columns-repeated="1008"/>
        </table:table-row>
        <table:table-row table:style-name="ro1">
          <table:table-cell table:style-name="ce60" table:formula="of:=[NAMES.E3]" office:value-type="string" office:string-value="14-0828-402">
            <text:p>14-0828-402</text:p>
          </table:table-cell>
          <table:table-cell table:style-name="ce61"/>
          <table:table-cell table:style-name="ce60" table:formula="of:=[NAMES.B3]" office:value-type="string" office:string-value="JOBS, STEVE">
            <text:p>JOBS, STEVE</text:p>
          </table:table-cell>
          <table:table-cell table:style-name="ce61"/>
          <table:table-cell table:style-name="ce60" table:formula="of:=[NAMES.C3]" office:value-type="string" office:string-value="M">
            <text:p>M</text:p>
          </table:table-cell>
          <table:table-cell table:style-name="ce61"/>
          <table:table-cell table:style-name="ce60" table:formula="of:=[NAMES.D3]" office:value-type="string" office:string-value="BSIT">
            <text:p>BSIT</text:p>
          </table:table-cell>
          <table:table-cell table:style-name="ce61"/>
          <table:table-cell table:style-name="ce62" table:formula="of:=[PRELIMS.R10]" office:value-type="float" office:value="90.52">
            <text:p>91</text:p>
          </table:table-cell>
          <table:table-cell table:style-name="ce61"/>
          <table:table-cell table:style-name="ce62" table:formula="of:=[MIDTERMS.S10]" office:value-type="float" office:value="91.29">
            <text:p>91</text:p>
          </table:table-cell>
          <table:table-cell table:style-name="ce61"/>
          <table:table-cell table:style-name="ce62" table:formula="of:=[CRS.V10]" office:value-type="float" office:value="79.615">
            <text:p>80</text:p>
          </table:table-cell>
          <table:table-cell table:style-name="ce61" table:number-columns-repeated="2"/>
          <table:table-cell table:style-name="ce60" table:formula="of:=[CRS.W10]" office:value-type="string" office:string-value="GOOD">
            <text:p>GOOD</text:p>
          </table:table-cell>
          <table:table-cell table:number-columns-repeated="1008"/>
        </table:table-row>
        <table:table-row table:style-name="ro1">
          <table:table-cell table:style-name="ce60" table:formula="of:=[NAMES.E4]" office:value-type="string" office:string-value="14-0828-401">
            <text:p>14-0828-401</text:p>
          </table:table-cell>
          <table:table-cell table:style-name="ce61"/>
          <table:table-cell table:style-name="ce60" table:formula="of:=[NAMES.B4]" office:value-type="string" office:string-value="WOZNIAK STEVE">
            <text:p>WOZNIAK STEVE</text:p>
          </table:table-cell>
          <table:table-cell table:style-name="ce61"/>
          <table:table-cell table:style-name="ce60" table:formula="of:=[NAMES.C4]" office:value-type="string" office:string-value="M">
            <text:p>M</text:p>
          </table:table-cell>
          <table:table-cell table:style-name="ce61"/>
          <table:table-cell table:style-name="ce60" table:formula="of:=[NAMES.D4]" office:value-type="string" office:string-value="BSCS">
            <text:p>BSCS</text:p>
          </table:table-cell>
          <table:table-cell table:style-name="ce61"/>
          <table:table-cell table:style-name="ce62" table:formula="of:=[PRELIMS.R11]" office:value-type="float" office:value="91.815">
            <text:p>92</text:p>
          </table:table-cell>
          <table:table-cell table:style-name="ce61"/>
          <table:table-cell table:style-name="ce62" table:formula="of:=[MIDTERMS.S11]" office:value-type="float" office:value="90.475">
            <text:p>90</text:p>
          </table:table-cell>
          <table:table-cell table:style-name="ce61"/>
          <table:table-cell table:style-name="ce62" table:formula="of:=[CRS.V11]" office:value-type="float" office:value="79.745">
            <text:p>80</text:p>
          </table:table-cell>
          <table:table-cell table:style-name="ce61" table:number-columns-repeated="2"/>
          <table:table-cell table:style-name="ce60" table:formula="of:=[CRS.W11]" office:value-type="string" office:string-value="GOOD">
            <text:p>GOOD</text:p>
          </table:table-cell>
          <table:table-cell table:number-columns-repeated="1008"/>
        </table:table-row>
        <table:table-row table:style-name="ro1">
          <table:table-cell table:style-name="ce60" table:formula="of:=[NAMES.E5]" office:value-type="string" office:string-value="14-0828-400">
            <text:p>14-0828-400</text:p>
          </table:table-cell>
          <table:table-cell table:style-name="ce61"/>
          <table:table-cell table:style-name="ce60" table:formula="of:=[NAMES.B5]" office:value-type="string" office:string-value="GATES, BILL">
            <text:p>GATES, BILL</text:p>
          </table:table-cell>
          <table:table-cell table:style-name="ce61"/>
          <table:table-cell table:style-name="ce60" table:formula="of:=[NAMES.C5]" office:value-type="string" office:string-value="M">
            <text:p>M</text:p>
          </table:table-cell>
          <table:table-cell table:style-name="ce61"/>
          <table:table-cell table:style-name="ce60" table:formula="of:=[NAMES.D5]" office:value-type="string" office:string-value="BSCS">
            <text:p>BSCS</text:p>
          </table:table-cell>
          <table:table-cell table:style-name="ce61"/>
          <table:table-cell table:style-name="ce62" table:formula="of:=[PRELIMS.R12]" office:value-type="float" office:value="92.325">
            <text:p>92</text:p>
          </table:table-cell>
          <table:table-cell table:style-name="ce61"/>
          <table:table-cell table:style-name="ce62" table:formula="of:=[MIDTERMS.S12]" office:value-type="float" office:value="85.365">
            <text:p>85</text:p>
          </table:table-cell>
          <table:table-cell table:style-name="ce61"/>
          <table:table-cell table:style-name="ce62" table:formula="of:=[CRS.V12]" office:value-type="float" office:value="78.01">
            <text:p>78</text:p>
          </table:table-cell>
          <table:table-cell table:style-name="ce61" table:number-columns-repeated="2"/>
          <table:table-cell table:style-name="ce60" table:formula="of:=[CRS.W12]" office:value-type="string" office:string-value="FAIR">
            <text:p>FAIR</text:p>
          </table:table-cell>
          <table:table-cell table:number-columns-repeated="1008"/>
        </table:table-row>
        <table:table-row table:style-name="ro1">
          <table:table-cell table:style-name="ce60" table:formula="of:=[NAMES.E6]" office:value-type="string" office:string-value="14-0828-399">
            <text:p>14-0828-399</text:p>
          </table:table-cell>
          <table:table-cell table:style-name="ce61"/>
          <table:table-cell table:style-name="ce60" table:formula="of:=[NAMES.B6]" office:value-type="string" office:string-value="ALLEN, PAUL">
            <text:p>ALLEN, PAUL</text:p>
          </table:table-cell>
          <table:table-cell table:style-name="ce61"/>
          <table:table-cell table:style-name="ce60" table:formula="of:=[NAMES.C6]" office:value-type="string" office:string-value="M">
            <text:p>M</text:p>
          </table:table-cell>
          <table:table-cell table:style-name="ce61"/>
          <table:table-cell table:style-name="ce60" table:formula="of:=[NAMES.D6]" office:value-type="string" office:string-value="BSCS">
            <text:p>BSCS</text:p>
          </table:table-cell>
          <table:table-cell table:style-name="ce61"/>
          <table:table-cell table:style-name="ce62" table:formula="of:=[PRELIMS.R13]" office:value-type="float" office:value="91.28">
            <text:p>91</text:p>
          </table:table-cell>
          <table:table-cell table:style-name="ce61"/>
          <table:table-cell table:style-name="ce62" table:formula="of:=[MIDTERMS.S13]" office:value-type="float" office:value="77.18">
            <text:p>77</text:p>
          </table:table-cell>
          <table:table-cell table:style-name="ce61"/>
          <table:table-cell table:style-name="ce62" table:formula="of:=[CRS.V13]" office:value-type="float" office:value="70.7">
            <text:p>71</text:p>
          </table:table-cell>
          <table:table-cell table:style-name="ce61" table:number-columns-repeated="2"/>
          <table:table-cell table:style-name="ce60" table:formula="of:=[CRS.W13]" office:value-type="string" office:string-value="POOR">
            <text:p>POOR</text:p>
          </table:table-cell>
          <table:table-cell table:number-columns-repeated="1008"/>
        </table:table-row>
        <table:table-row table:style-name="ro1">
          <table:table-cell table:style-name="ce60" table:formula="of:=[NAMES.E7]" office:value-type="string" office:string-value="14-0828-398">
            <text:p>14-0828-398</text:p>
          </table:table-cell>
          <table:table-cell table:style-name="ce61"/>
          <table:table-cell table:style-name="ce60" table:formula="of:=[NAMES.B7]" office:value-type="string" office:string-value="KOTKE, DANIEL">
            <text:p>KOTKE, DANIEL</text:p>
          </table:table-cell>
          <table:table-cell table:style-name="ce61"/>
          <table:table-cell table:style-name="ce60" table:formula="of:=[NAMES.C7]" office:value-type="string" office:string-value="M">
            <text:p>M</text:p>
          </table:table-cell>
          <table:table-cell table:style-name="ce61"/>
          <table:table-cell table:style-name="ce60" table:formula="of:=[NAMES.D7]" office:value-type="string" office:string-value="BSIT">
            <text:p>BSIT</text:p>
          </table:table-cell>
          <table:table-cell table:style-name="ce61"/>
          <table:table-cell table:style-name="ce62" table:formula="of:=[PRELIMS.R14]" office:value-type="float" office:value="91.815">
            <text:p>92</text:p>
          </table:table-cell>
          <table:table-cell table:style-name="ce61"/>
          <table:table-cell table:style-name="ce62" table:formula="of:=[MIDTERMS.S14]" office:value-type="float" office:value="90">
            <text:p>90</text:p>
          </table:table-cell>
          <table:table-cell table:style-name="ce61"/>
          <table:table-cell table:style-name="ce62" table:formula="of:=[CRS.V14]" office:value-type="float" office:value="68.4325">
            <text:p>68</text:p>
          </table:table-cell>
          <table:table-cell table:style-name="ce61" table:number-columns-repeated="2"/>
          <table:table-cell table:style-name="ce60" table:formula="of:=[CRS.W14]" office:value-type="string" office:string-value="POOR">
            <text:p>POOR</text:p>
          </table:table-cell>
          <table:table-cell table:number-columns-repeated="1008"/>
        </table:table-row>
        <table:table-row table:style-name="ro1">
          <table:table-cell table:style-name="ce60" table:formula="of:=[NAMES.E8]" office:value-type="string" office:string-value="14-0828-397">
            <text:p>14-0828-397</text:p>
          </table:table-cell>
          <table:table-cell table:style-name="ce61"/>
          <table:table-cell table:style-name="ce60" table:formula="of:=[NAMES.B8]" office:value-type="string" office:string-value="ZUCKERBERG, MARK">
            <text:p>ZUCKERBERG, MARK</text:p>
          </table:table-cell>
          <table:table-cell table:style-name="ce61"/>
          <table:table-cell table:style-name="ce60" table:formula="of:=[NAMES.C8]" office:value-type="string" office:string-value="M">
            <text:p>M</text:p>
          </table:table-cell>
          <table:table-cell table:style-name="ce61"/>
          <table:table-cell table:style-name="ce60" table:formula="of:=[NAMES.D8]" office:value-type="string" office:string-value="BSIT">
            <text:p>BSIT</text:p>
          </table:table-cell>
          <table:table-cell table:style-name="ce61"/>
          <table:table-cell table:style-name="ce62" table:formula="of:=[PRELIMS.R15]" office:value-type="float" office:value="94.55">
            <text:p>95</text:p>
          </table:table-cell>
          <table:table-cell table:style-name="ce61"/>
          <table:table-cell table:style-name="ce62" table:formula="of:=[MIDTERMS.S15]" office:value-type="float" office:value="78.01">
            <text:p>78</text:p>
          </table:table-cell>
          <table:table-cell table:style-name="ce61"/>
          <table:table-cell table:style-name="ce62" table:formula="of:=[CRS.V15]" office:value-type="float" office:value="78.565">
            <text:p>79</text:p>
          </table:table-cell>
          <table:table-cell table:style-name="ce61" table:number-columns-repeated="2"/>
          <table:table-cell table:style-name="ce60" table:formula="of:=[CRS.W15]" office:value-type="string" office:string-value="FAIR">
            <text:p>FAIR</text:p>
          </table:table-cell>
          <table:table-cell table:number-columns-repeated="1008"/>
        </table:table-row>
        <table:table-row table:style-name="ro1">
          <table:table-cell table:style-name="ce60" table:formula="of:=[NAMES.E9]" office:value-type="string" office:string-value="14-0828-396">
            <text:p>14-0828-396</text:p>
          </table:table-cell>
          <table:table-cell table:style-name="ce61"/>
          <table:table-cell table:style-name="ce60" table:formula="of:=[NAMES.B9]" office:value-type="string" office:string-value="HOLT, ROB">
            <text:p>HOLT, ROB</text:p>
          </table:table-cell>
          <table:table-cell table:style-name="ce61"/>
          <table:table-cell table:style-name="ce60" table:formula="of:=[NAMES.C9]" office:value-type="string" office:string-value="M">
            <text:p>M</text:p>
          </table:table-cell>
          <table:table-cell table:style-name="ce61"/>
          <table:table-cell table:style-name="ce60" table:formula="of:=[NAMES.D9]" office:value-type="string" office:string-value="BSCS">
            <text:p>BSCS</text:p>
          </table:table-cell>
          <table:table-cell table:style-name="ce61"/>
          <table:table-cell table:style-name="ce62" table:formula="of:=[PRELIMS.R16]" office:value-type="float" office:value="90.37">
            <text:p>90</text:p>
          </table:table-cell>
          <table:table-cell table:style-name="ce61"/>
          <table:table-cell table:style-name="ce62" table:formula="of:=[MIDTERMS.S16]" office:value-type="float" office:value="82.16">
            <text:p>82</text:p>
          </table:table-cell>
          <table:table-cell table:style-name="ce61"/>
          <table:table-cell table:style-name="ce62" table:formula="of:=[CRS.V16]" office:value-type="float" office:value="64.76">
            <text:p>65</text:p>
          </table:table-cell>
          <table:table-cell table:style-name="ce61" table:number-columns-repeated="2"/>
          <table:table-cell table:style-name="ce60" table:formula="of:=[CRS.W16]" office:value-type="string" office:string-value="POOR">
            <text:p>POOR</text:p>
          </table:table-cell>
          <table:table-cell table:number-columns-repeated="1008"/>
        </table:table-row>
        <table:table-row table:style-name="ro1">
          <table:table-cell table:style-name="ce60" table:formula="of:=[NAMES.E10]" office:value-type="string" office:string-value="14-0828-395">
            <text:p>14-0828-395</text:p>
          </table:table-cell>
          <table:table-cell table:style-name="ce61"/>
          <table:table-cell table:style-name="ce60" table:formula="of:=[NAMES.B10]" office:value-type="string" office:string-value="COOK, TIM">
            <text:p>COOK, TIM</text:p>
          </table:table-cell>
          <table:table-cell table:style-name="ce61"/>
          <table:table-cell table:style-name="ce60" table:formula="of:=[NAMES.C10]" office:value-type="string" office:string-value="M">
            <text:p>M</text:p>
          </table:table-cell>
          <table:table-cell table:style-name="ce61"/>
          <table:table-cell table:style-name="ce60" table:formula="of:=[NAMES.D10]" office:value-type="string" office:string-value="BSIT">
            <text:p>BSIT</text:p>
          </table:table-cell>
          <table:table-cell table:style-name="ce61"/>
          <table:table-cell table:style-name="ce62" table:formula="of:=[PRELIMS.R17]" office:value-type="float" office:value="63.53">
            <text:p>64</text:p>
          </table:table-cell>
          <table:table-cell table:style-name="ce61"/>
          <table:table-cell table:style-name="ce62" table:formula="of:=[MIDTERMS.S17]" office:value-type="float" office:value="72.215">
            <text:p>72</text:p>
          </table:table-cell>
          <table:table-cell table:style-name="ce61"/>
          <table:table-cell table:style-name="ce62" table:formula="of:=[CRS.V17]" office:value-type="float" office:value="48.8425">
            <text:p>49</text:p>
          </table:table-cell>
          <table:table-cell table:style-name="ce61" table:number-columns-repeated="2"/>
          <table:table-cell table:style-name="ce60" table:formula="of:=[CRS.W17]" office:value-type="string" office:string-value="POOR">
            <text:p>POOR</text:p>
          </table:table-cell>
          <table:table-cell table:number-columns-repeated="1008"/>
        </table:table-row>
        <table:table-row table:style-name="ro1">
          <table:table-cell table:style-name="ce60" table:formula="of:=[NAMES.E11]" office:value-type="string" office:string-value="14-0828-394">
            <text:p>14-0828-394</text:p>
          </table:table-cell>
          <table:table-cell table:style-name="ce61"/>
          <table:table-cell table:style-name="ce60" table:formula="of:=[NAMES.B11]" office:value-type="string" office:string-value="TURING, ALLAN">
            <text:p>TURING, ALLAN</text:p>
          </table:table-cell>
          <table:table-cell table:style-name="ce61"/>
          <table:table-cell table:style-name="ce60" table:formula="of:=[NAMES.C11]" office:value-type="string" office:string-value="M">
            <text:p>M</text:p>
          </table:table-cell>
          <table:table-cell table:style-name="ce61"/>
          <table:table-cell table:style-name="ce60" table:formula="of:=[NAMES.D11]" office:value-type="string" office:string-value="BSCS">
            <text:p>BSCS</text:p>
          </table:table-cell>
          <table:table-cell table:style-name="ce61"/>
          <table:table-cell table:style-name="ce62" table:formula="of:=[PRELIMS.R18]" office:value-type="float" office:value="62.485">
            <text:p>62</text:p>
          </table:table-cell>
          <table:table-cell table:style-name="ce61"/>
          <table:table-cell table:style-name="ce62" table:formula="of:=[MIDTERMS.S18]" office:value-type="float" office:value="69.635">
            <text:p>70</text:p>
          </table:table-cell>
          <table:table-cell table:style-name="ce61"/>
          <table:table-cell table:style-name="ce62" table:formula="of:=[CRS.V18]" office:value-type="float" office:value="38.73">
            <text:p>39</text:p>
          </table:table-cell>
          <table:table-cell table:style-name="ce61" table:number-columns-repeated="2"/>
          <table:table-cell table:style-name="ce60" table:formula="of:=[CRS.W18]" office:value-type="string" office:string-value="POOR">
            <text:p>POOR</text:p>
          </table:table-cell>
          <table:table-cell table:number-columns-repeated="100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exam_score" table:base-cell-address="$MIDTERMS.$R$18" table:cell-range-address="$PRELIMS.$O$9:.$O$18"/>
        <table:named-range table:name="cs_per" table:base-cell-address="$MIDTERMS.$I$18" table:cell-range-address="$PRELIMS.$I$9:.$I$18"/>
        <table:named-range table:name="lab_per" table:base-cell-address="$PRELIMS.$N$18" table:cell-range-address="$PRELIMS.$N$9:.$N$18"/>
        <table:named-range table:name="exam_per" table:base-cell-address="$MIDTERMS.$P$18" table:cell-range-address="$PRELIMS.$P$9:.$P$18"/>
        <table:named-range table:name="score" table:base-cell-address="$PRELIMS.$Q$18" table:cell-range-address="$PRELIMS.$Q$9:.$Q$18"/>
        <table:named-range table:name="cs_total" table:base-cell-address="$MIDTERMS.$M$18" table:cell-range-address="$PRELIMS.$H$9:.$H$18"/>
        <table:named-range table:name="lab_total" table:base-cell-address="$PRELIMS.$M$18" table:cell-range-address="$PRELIMS.$M$9:.$M$18"/>
        <table:named-range table:name="cs_total_m" table:base-cell-address="$MIDTERMS.$H$18" table:cell-range-address="$MIDTERMS.$H$9:.$H$18"/>
        <table:named-range table:name="cs_per_m" table:base-cell-address="$MIDTERMS.$I$18" table:cell-range-address="$MIDTERMS.$I$9:.$I$18"/>
        <table:named-range table:name="lab_total_m" table:base-cell-address="$MIDTERMS.$M$18" table:cell-range-address="$MIDTERMS.$M$9:.$M$18"/>
        <table:named-range table:name="lab_per_m" table:base-cell-address="$MIDTERMS.$N$18" table:cell-range-address="$MIDTERMS.$N$9:.$N$18"/>
        <table:named-range table:name="exam_per_m" table:base-cell-address="$MIDTERMS.$O$18" table:cell-range-address="$MIDTERMS.$O$9:.$O$18"/>
        <table:named-range table:name="score_m" table:base-cell-address="$MIDTERMS.$R$18" table:cell-range-address="$MIDTERMS.$R$9:.$R$18"/>
        <table:named-range table:name="cs_total_f" table:base-cell-address="$FINALS.$H$18" table:cell-range-address="$FINALS.$H$9:.$H$18"/>
        <table:named-range table:name="cs_per_f" table:base-cell-address="$FINALS.$I$18" table:cell-range-address="$FINALS.$I$9:.$I$18"/>
        <table:named-range table:name="lab_total_f" table:base-cell-address="$FINALS.$M$18" table:cell-range-address="$FINALS.$M$9:.$M$18"/>
        <table:named-range table:name="lab_per_f" table:base-cell-address="$FINALS.$N$18" table:cell-range-address="$FINALS.$N$9:.$N$18"/>
        <table:named-range table:name="exam_score_f" table:base-cell-address="$FINALS.$O$18" table:cell-range-address="$FINALS.$O$9:.$O$18"/>
        <table:named-range table:name="exam_per_f" table:base-cell-address="$FINALS.$P$18" table:cell-range-address="$FINALS.$P$9:.$P$18"/>
        <table:named-range table:name="score_f" table:base-cell-address="$FINALS.$R$18" table:cell-range-address="$FINALS.$R$9:.$R$18"/>
        <table:named-range table:name="final_raw_score" table:base-cell-address="$CRS.$S$18" table:cell-range-address="$CRS.$S$9:.$S$18"/>
        <table:named-range table:name="prelim_score" table:base-cell-address="$CRS.$H$18" table:cell-range-address="$CRS.$H$9:.$H$18"/>
        <table:named-range table:name="midterm_raw_score" table:base-cell-address="$CRS.$M$18" table:cell-range-address="$CRS.$M$9:.$M$18"/>
        <table:named-range table:name="midterm_score" table:base-cell-address="$CRS.$N$18" table:cell-range-address="$CRS.$N$9:.$N$18"/>
      </table:named-expressions>
      <table:database-ranges>
        <table:database-range table:target-range-address="PRELIMS.B9:PRELIMS.B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4-05-2018</text:date>, <text:time>22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08:29.30</meta:creation-date>
    <dc:date>2018-04-05T22:58:01.73</dc:date>
    <meta:editing-duration>PT3H56M19S</meta:editing-duration>
    <meta:editing-cycles>19</meta:editing-cycles>
    <meta:generator>OpenOffice/4.1.5$Win32 OpenOffice.org_project/415m1$Build-9789</meta:generator>
    <dc:creator>JC Domingo</dc:creator>
    <meta:document-statistic meta:table-count="6" meta:cell-count="1099" meta:object-count="0"/>
  </office:meta>
</office:document-meta>
</file>